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7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keep-with-next="always" style:writing-mode="lr-tb">
        <style:tab-stops>
          <style:tab-stop style:position="0.118cm"/>
        </style:tab-stops>
      </style:paragraph-properties>
      <style:text-properties officeooo:paragraph-rsid="00015d37" fo:hyphenate="false" fo:hyphenation-remain-char-count="2" fo:hyphenation-push-char-count="2" loext:hyphenation-no-caps="false"/>
    </style:style>
    <style:style style:name="P3" style:family="paragraph" style:parent-style-name="Heading_20_1">
      <style:paragraph-properties fo:margin-left="0cm" fo:margin-right="0cm" fo:margin-top="0.968cm" fo:margin-bottom="0.968cm" loext:contextual-spacing="false" fo:line-height="150%" fo:text-align="center" style:justify-single-word="false" fo:orphans="0" fo:widows="0" fo:hyphenation-ladder-count="no-limit" fo:text-indent="0cm" style:auto-text-indent="false" fo:keep-with-next="always" style:writing-mode="lr-tb"/>
      <style:text-properties style:font-name="Times New Roman" fo:font-size="14pt" fo:language="ru" fo:country="RU" fo:font-weight="normal" officeooo:rsid="0018b90d" officeooo:paragraph-rsid="0018b90d" style:font-size-asian="14pt" style:font-weight-asian="normal" style:font-size-complex="16pt" style:font-weight-complex="bold" fo:hyphenate="false" fo:hyphenation-remain-char-count="2" fo:hyphenation-push-char-count="2" loext:hyphenation-no-caps="false"/>
    </style:style>
    <style:style style:name="P4" style:family="paragraph" style:parent-style-name="Heading_20_3">
      <style:paragraph-properties fo:margin-top="0.423cm" fo:margin-bottom="0cm" loext:contextual-spacing="false"/>
      <style:text-properties fo:font-size="14pt" fo:language="ru" fo:country="RU" officeooo:paragraph-rsid="00015d37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015d37"/>
    </style:style>
    <style:style style:name="P6" style:family="paragraph" style:parent-style-name="Standard">
      <style:paragraph-properties fo:line-height="0.318cm" fo:orphans="0" fo:widows="0"/>
      <style:text-properties officeooo:paragraph-rsid="00015d37"/>
    </style:style>
    <style:style style:name="P7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015d37" style:font-size-asian="10pt" style:font-size-complex="10pt"/>
    </style:style>
    <style:style style:name="P8" style:family="paragraph" style:parent-style-name="Standard">
      <style:paragraph-properties fo:margin-top="0.847cm" fo:margin-bottom="0cm" loext:contextual-spacing="false" fo:text-align="center" style:justify-single-word="false" fo:orphans="0" fo:widows="0"/>
      <style:text-properties officeooo:paragraph-rsid="00015d37"/>
    </style:style>
    <style:style style:name="P9" style:family="paragraph" style:parent-style-name="Standard">
      <style:paragraph-properties fo:margin-top="2.117cm" fo:margin-bottom="0cm" loext:contextual-spacing="false" fo:orphans="0" fo:widows="0"/>
      <style:text-properties officeooo:paragraph-rsid="00015d37"/>
    </style:style>
    <style:style style:name="P10" style:family="paragraph" style:parent-style-name="Standard">
      <style:paragraph-properties fo:margin-top="0.212cm" fo:margin-bottom="0cm" loext:contextual-spacing="false" fo:line-height="150%" fo:orphans="0" fo:widows="0"/>
      <style:text-properties officeooo:paragraph-rsid="00015d37"/>
    </style:style>
    <style:style style:name="P11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officeooo:paragraph-rsid="00015d37"/>
    </style:style>
    <style:style style:name="P12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language="en" fo:country="US" officeooo:paragraph-rsid="00015d37"/>
    </style:style>
    <style:style style:name="P13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font-size="12pt" fo:language="ru" fo:country="RU" officeooo:paragraph-rsid="00015d37" style:font-size-asian="12pt" style:font-size-complex="12pt"/>
    </style:style>
    <style:style style:name="P14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font-size="12pt" officeooo:rsid="000db5b7" officeooo:paragraph-rsid="000db5b7" style:font-size-asian="12pt" style:font-size-complex="12pt"/>
    </style:style>
    <style:style style:name="P15" style:family="paragraph" style:parent-style-name="Standard">
      <style:paragraph-properties fo:margin-top="2.963cm" fo:margin-bottom="0cm" loext:contextual-spacing="false" fo:line-height="150%" fo:orphans="0" fo:widows="0"/>
      <style:text-properties officeooo:paragraph-rsid="00015d37"/>
    </style:style>
    <style:style style:name="P16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015d37"/>
    </style:style>
    <style:style style:name="P17" style:family="paragraph" style:parent-style-name="Standard">
      <style:paragraph-properties fo:margin-top="2.572cm" fo:margin-bottom="0.101cm" loext:contextual-spacing="false" fo:text-align="center" style:justify-single-word="false" fo:orphans="0" fo:widows="0"/>
      <style:text-properties officeooo:paragraph-rsid="00015d37"/>
    </style:style>
    <style:style style:name="P18" style:family="paragraph" style:parent-style-name="Text_20_body">
      <style:paragraph-properties fo:margin-top="0cm" fo:margin-bottom="0cm" loext:contextual-spacing="true"/>
      <style:text-properties officeooo:paragraph-rsid="00015d37"/>
    </style:style>
    <style:style style:name="P19" style:family="paragraph" style:parent-style-name="Text_20_body">
      <style:paragraph-properties fo:margin-top="2.117cm" fo:margin-bottom="0cm" loext:contextual-spacing="true"/>
      <style:text-properties officeooo:paragraph-rsid="00015d37"/>
    </style:style>
    <style:style style:name="P20" style:family="paragraph" style:parent-style-name="Heading_20_1">
      <style:text-properties style:font-name="Times New Roman" fo:font-size="12pt" fo:language="ru" fo:country="RU" fo:font-weight="bold" officeooo:rsid="00034964" officeooo:paragraph-rsid="0002339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officeooo:rsid="000db5b7" officeooo:paragraph-rsid="000db5b7"/>
    </style:style>
    <style:style style:name="P22" style:family="paragraph" style:parent-style-name="Heading_20_1" style:master-page-name="Converted1">
      <style:paragraph-properties fo:margin-left="0cm" fo:margin-right="0cm" fo:margin-top="0cm" fo:margin-bottom="0.101cm" loext:contextual-spacing="true" fo:line-height="150%" fo:text-align="center" style:justify-single-word="false" fo:text-indent="1.251cm" style:auto-text-indent="false" style:page-number="auto"/>
      <style:text-properties officeooo:paragraph-rsid="00015d37"/>
    </style:style>
    <style:style style:name="P23" style:family="paragraph" style:parent-style-name="Heading_20_1" style:master-page-name="Converted1">
      <style:paragraph-properties fo:margin-left="0cm" fo:margin-right="0cm" fo:margin-top="0cm" fo:margin-bottom="0.101cm" loext:contextual-spacing="true" fo:line-height="150%" fo:text-align="center" style:justify-single-word="false" fo:text-indent="1.251cm" style:auto-text-indent="false" style:page-number="auto"/>
      <style:text-properties officeooo:paragraph-rsid="0002339d"/>
    </style:style>
    <style:style style:name="P24" style:family="paragraph" style:parent-style-name="Standard" style:master-page-name="Standard">
      <style:paragraph-properties fo:text-align="center" style:justify-single-word="false" fo:orphans="0" fo:widows="0" style:page-number="auto"/>
      <style:text-properties officeooo:paragraph-rsid="00015d37"/>
    </style:style>
    <style:style style:name="P25" style:family="paragraph" style:parent-style-name="Text_20_body" style:list-style-name="L1">
      <style:text-properties officeooo:paragraph-rsid="001c8328"/>
    </style:style>
    <style:style style:name="P26" style:family="paragraph" style:parent-style-name="Text_20_body" style:list-style-name="L1">
      <style:text-properties officeooo:paragraph-rsid="00219af6"/>
    </style:style>
    <style:style style:name="P27" style:family="paragraph" style:parent-style-name="Text_20_body" style:list-style-name="L1">
      <style:text-properties officeooo:paragraph-rsid="0021bd43"/>
    </style:style>
    <style:style style:name="P28" style:family="paragraph" style:parent-style-name="Text_20_body" style:list-style-name="L1">
      <style:text-properties officeooo:paragraph-rsid="0022ef8f"/>
    </style:style>
    <style:style style:name="P29" style:family="paragraph" style:parent-style-name="Text_20_body" style:list-style-name="L1">
      <style:text-properties officeooo:paragraph-rsid="004bb476"/>
    </style:style>
    <style:style style:name="P30" style:family="paragraph" style:parent-style-name="Text_20_body" style:list-style-name="L1">
      <style:text-properties officeooo:paragraph-rsid="00653f04"/>
    </style:style>
    <style:style style:name="P31" style:family="paragraph" style:parent-style-name="Text_20_body">
      <style:text-properties officeooo:rsid="00028050" officeooo:paragraph-rsid="0066970e"/>
    </style:style>
    <style:style style:name="P32" style:family="paragraph" style:parent-style-name="Text_20_body" style:list-style-name="L1">
      <style:text-properties officeooo:rsid="00219af6" officeooo:paragraph-rsid="00219af6"/>
    </style:style>
    <style:style style:name="P33" style:family="paragraph" style:parent-style-name="Text_20_body" style:list-style-name="L1">
      <style:text-properties fo:language="en" fo:country="US" fo:font-style="italic" officeooo:rsid="00219af6" officeooo:paragraph-rsid="00219af6" style:font-style-asian="italic" style:font-style-complex="italic"/>
    </style:style>
    <style:style style:name="P34" style:family="paragraph" style:parent-style-name="Text_20_body" style:list-style-name="L1">
      <style:text-properties fo:language="ru" fo:country="RU" fo:font-style="normal" officeooo:rsid="0022ef8f" officeooo:paragraph-rsid="0022ef8f" style:font-style-asian="normal" style:font-style-complex="normal"/>
    </style:style>
    <style:style style:name="P35" style:family="paragraph" style:parent-style-name="Text_20_body" style:list-style-name="">
      <style:paragraph-properties fo:line-height="115%"/>
      <style:text-properties fo:language="ru" fo:country="RU" fo:font-style="normal" officeooo:rsid="0022ef8f" officeooo:paragraph-rsid="0022ef8f" style:font-style-asian="normal" style:font-style-complex="normal"/>
    </style:style>
    <style:style style:name="P36" style:family="paragraph" style:parent-style-name="Text_20_body" style:list-style-name="L1">
      <style:text-properties fo:language="ru" fo:country="RU" fo:font-style="normal" officeooo:rsid="00237a61" officeooo:paragraph-rsid="00237a61" style:font-style-asian="normal" style:font-style-complex="normal"/>
    </style:style>
    <style:style style:name="P37" style:family="paragraph" style:parent-style-name="Text_20_body" style:list-style-name="L1">
      <style:text-properties fo:language="ru" fo:country="RU" fo:font-style="normal" officeooo:rsid="0024a030" officeooo:paragraph-rsid="0024a030" style:font-style-asian="normal" style:font-style-complex="normal"/>
    </style:style>
    <style:style style:name="P38" style:family="paragraph" style:parent-style-name="Text_20_body" style:list-style-name="L1">
      <style:text-properties fo:language="ru" fo:country="RU" fo:font-style="normal" officeooo:rsid="002c46b9" officeooo:paragraph-rsid="002c46b9" style:font-style-asian="normal" style:font-style-complex="normal"/>
    </style:style>
    <style:style style:name="P39" style:family="paragraph" style:parent-style-name="Text_20_body" style:list-style-name="L1">
      <style:text-properties fo:language="ru" fo:country="RU" fo:font-style="normal" officeooo:rsid="003b2f50" officeooo:paragraph-rsid="003b2f50" style:font-style-asian="normal" style:font-style-complex="normal"/>
    </style:style>
    <style:style style:name="P40" style:family="paragraph" style:parent-style-name="Text_20_body">
      <style:text-properties fo:language="ru" fo:country="RU" fo:font-style="normal" officeooo:rsid="0041306b" officeooo:paragraph-rsid="0041306b" style:font-style-asian="normal" style:font-style-complex="normal"/>
    </style:style>
    <style:style style:name="P41" style:family="paragraph" style:parent-style-name="Text_20_body" style:list-style-name="L1">
      <style:text-properties fo:language="ru" fo:country="RU" fo:font-style="normal" officeooo:rsid="0041306b" officeooo:paragraph-rsid="0041306b" style:font-style-asian="normal" style:font-style-complex="normal"/>
    </style:style>
    <style:style style:name="P42" style:family="paragraph" style:parent-style-name="Text_20_body" style:list-style-name="L1">
      <style:text-properties fo:language="ru" fo:country="RU" fo:font-style="normal" officeooo:rsid="00425c61" officeooo:paragraph-rsid="00425c61" style:font-style-asian="normal" style:font-style-complex="normal"/>
    </style:style>
    <style:style style:name="P43" style:family="paragraph" style:parent-style-name="Text_20_body">
      <style:text-properties officeooo:rsid="00249bec" officeooo:paragraph-rsid="00249bec"/>
    </style:style>
    <style:style style:name="P44" style:family="paragraph" style:parent-style-name="Text_20_body">
      <style:text-properties officeooo:paragraph-rsid="00249bec"/>
    </style:style>
    <style:style style:name="P45" style:family="paragraph" style:parent-style-name="Text_20_body">
      <style:text-properties officeooo:paragraph-rsid="0027d6d8"/>
    </style:style>
    <style:style style:name="P46" style:family="paragraph" style:parent-style-name="Text_20_body">
      <style:text-properties officeooo:paragraph-rsid="00296c0e"/>
    </style:style>
    <style:style style:name="P47" style:family="paragraph" style:parent-style-name="Text_20_body">
      <style:text-properties officeooo:paragraph-rsid="002a87bc"/>
    </style:style>
    <style:style style:name="P48" style:family="paragraph" style:parent-style-name="Text_20_body">
      <style:text-properties officeooo:paragraph-rsid="00320e09"/>
    </style:style>
    <style:style style:name="P49" style:family="paragraph" style:parent-style-name="Text_20_body">
      <style:text-properties officeooo:paragraph-rsid="00392e50"/>
    </style:style>
    <style:style style:name="P50" style:family="paragraph" style:parent-style-name="Text_20_body">
      <style:text-properties officeooo:paragraph-rsid="0044ec47"/>
    </style:style>
    <style:style style:name="P51" style:family="paragraph" style:parent-style-name="Text_20_body">
      <style:text-properties officeooo:paragraph-rsid="00533f75"/>
    </style:style>
    <style:style style:name="P52" style:family="paragraph" style:parent-style-name="Text_20_body">
      <style:text-properties officeooo:paragraph-rsid="005c3bd1"/>
    </style:style>
    <style:style style:name="P53" style:family="paragraph" style:parent-style-name="Text_20_body">
      <style:text-properties officeooo:paragraph-rsid="005ddfe2"/>
    </style:style>
    <style:style style:name="P54" style:family="paragraph" style:parent-style-name="Text_20_body" style:list-style-name="L1">
      <style:text-properties officeooo:rsid="00656118" officeooo:paragraph-rsid="00656118"/>
    </style:style>
    <style:style style:name="P55" style:family="paragraph" style:parent-style-name="Text_20_body" style:list-style-name="L1">
      <style:paragraph-properties fo:break-before="page"/>
      <style:text-properties officeooo:paragraph-rsid="00237a61"/>
    </style:style>
    <style:style style:name="P56" style:family="paragraph" style:parent-style-name="Text_20_body">
      <style:paragraph-properties fo:break-before="page"/>
      <style:text-properties officeooo:paragraph-rsid="00320e09"/>
    </style:style>
    <style:style style:name="P57" style:family="paragraph" style:parent-style-name="Код" style:list-style-name="L1"/>
    <style:style style:name="P58" style:family="paragraph" style:parent-style-name="Код" style:list-style-name="L1">
      <style:text-properties officeooo:paragraph-rsid="00219af6"/>
    </style:style>
    <style:style style:name="P59" style:family="paragraph" style:parent-style-name="Код">
      <style:text-properties style:font-name="Courier New" fo:font-size="10pt" style:font-size-asian="10pt" style:font-size-complex="10pt"/>
    </style:style>
    <style:style style:name="P60" style:family="paragraph" style:parent-style-name="Код" style:list-style-name="L1">
      <style:text-properties style:font-name="Courier New" fo:font-size="10pt" style:font-size-asian="10pt" style:font-size-complex="10pt"/>
    </style:style>
    <style:style style:name="P61" style:family="paragraph" style:parent-style-name="Код" style:list-style-name="L5">
      <style:text-properties style:font-name="Courier New" fo:font-size="10pt" style:font-size-asian="10pt" style:font-size-complex="10pt"/>
    </style:style>
    <style:style style:name="P62" style:family="paragraph" style:parent-style-name="Код" style:list-style-name="L6">
      <style:text-properties style:font-name="Courier New" fo:font-size="10pt" style:font-size-asian="10pt" style:font-size-complex="10pt"/>
    </style:style>
    <style:style style:name="P63" style:family="paragraph" style:parent-style-name="Код" style:list-style-name="L6">
      <style:text-properties style:font-name="Courier New" fo:font-size="10pt" officeooo:paragraph-rsid="0059f576" style:font-size-asian="10pt" style:font-size-complex="10pt"/>
    </style:style>
    <style:style style:name="P64" style:family="paragraph" style:parent-style-name="Код" style:list-style-name="L1">
      <style:text-properties fo:language="en" fo:country="US" officeooo:rsid="004cde7b" officeooo:paragraph-rsid="004cde7b"/>
    </style:style>
    <style:style style:name="P65" style:family="paragraph" style:parent-style-name="Код" style:list-style-name="L4">
      <style:paragraph-properties fo:margin-top="0cm" fo:margin-bottom="0cm" loext:contextual-spacing="false"/>
      <style:text-properties style:font-name="Courier New" fo:font-size="10pt" style:font-size-asian="10pt" style:font-size-complex="10pt"/>
    </style:style>
    <style:style style:name="P66" style:family="paragraph" style:parent-style-name="Код" style:list-style-name="L3">
      <style:paragraph-properties fo:margin-top="0cm" fo:margin-bottom="0cm" loext:contextual-spacing="false"/>
      <style:text-properties style:font-name="Courier New" fo:font-size="10pt" style:font-size-asian="10pt" style:font-size-complex="10pt"/>
    </style:style>
    <style:style style:name="P67" style:family="paragraph" style:parent-style-name="Код" style:list-style-name="L3">
      <style:paragraph-properties fo:margin-top="0cm" fo:margin-bottom="0cm" loext:contextual-spacing="false"/>
      <style:text-properties style:font-name="Courier New" fo:font-size="10pt" officeooo:paragraph-rsid="00219af6" style:font-size-asian="10pt" style:font-size-complex="10pt"/>
    </style:style>
    <style:style style:name="P68" style:family="paragraph" style:parent-style-name="Код" style:list-style-name="L3" style:master-page-name="">
      <loext:graphic-properties draw:fill="none"/>
      <style:paragraph-properties fo:margin-left="1.799cm" fo:margin-right="0cm" fo:margin-top="0cm" fo:margin-bottom="0cm" loext:contextual-spacing="false" fo:text-indent="-0.499cm" style:auto-text-indent="false" style:page-number="auto" fo:background-color="transparent"/>
      <style:text-properties style:font-name="Courier New" fo:font-size="10pt" officeooo:paragraph-rsid="00219af6" style:font-size-asian="10pt" style:font-size-complex="10pt"/>
    </style:style>
    <style:style style:name="T1" style:family="text">
      <style:text-properties style:use-window-font-color="true" style:font-name="Times New Roman" fo:font-size="12pt" fo:language="ru" fo:country="RU" fo:font-weight="bold" officeooo:rsid="00015d37" style:letter-kerning="false" style:font-name-asian="Microsoft YaHei" style:font-size-asian="12pt" style:language-asian="ru" style:country-asian="RU" style:font-weight-asian="bold" style:font-name-complex="Mangal" style:font-size-complex="12pt" style:language-complex="ar" style:country-complex="SA" style:font-weight-complex="bold"/>
    </style:style>
    <style:style style:name="T2" style:family="text">
      <style:text-properties style:use-window-font-color="true" style:font-name="Times New Roman" fo:font-size="12pt" fo:language="ru" fo:country="RU" fo:font-weight="bold" officeooo:rsid="00034964" style:letter-kerning="false" style:font-name-asian="Microsoft YaHei" style:font-size-asian="12pt" style:language-asian="ru" style:country-asian="RU" style:font-weight-asian="bold" style:font-name-complex="Mangal" style:font-size-complex="12pt" style:language-complex="ar" style:country-complex="SA" style:font-weight-complex="bold"/>
    </style:style>
    <style:style style:name="T3" style:family="text">
      <style:text-properties fo:font-size="12pt" officeooo:rsid="00015d37" style:font-size-asian="12pt" style:font-size-complex="12pt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fo:language="ru" fo:country="RU" officeooo:rsid="00034964" style:font-size-asian="12pt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officeooo:rsid="000ebd98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officeooo:rsid="001c8328" style:font-style-asian="italic" style:font-style-complex="italic"/>
    </style:style>
    <style:style style:name="T12" style:family="text">
      <style:text-properties fo:language="en" fo:country="US" fo:font-style="italic" officeooo:rsid="001de5e2" style:font-style-asian="italic" style:font-style-complex="italic"/>
    </style:style>
    <style:style style:name="T13" style:family="text">
      <style:text-properties fo:language="en" fo:country="US" fo:font-style="italic" officeooo:rsid="00219af6" style:font-style-asian="italic" style:font-style-complex="italic"/>
    </style:style>
    <style:style style:name="T14" style:family="text">
      <style:text-properties fo:language="en" fo:country="US" fo:font-style="italic" officeooo:rsid="00237a61" style:font-style-asian="italic" style:font-style-complex="italic"/>
    </style:style>
    <style:style style:name="T15" style:family="text">
      <style:text-properties fo:language="en" fo:country="US" fo:font-style="italic" officeooo:rsid="00320e09" style:font-style-asian="italic" style:font-style-complex="italic"/>
    </style:style>
    <style:style style:name="T16" style:family="text">
      <style:text-properties fo:language="en" fo:country="US" fo:font-style="italic" officeooo:rsid="00616198" style:font-style-asian="italic" style:font-style-complex="italic"/>
    </style:style>
    <style:style style:name="T17" style:family="text">
      <style:text-properties fo:language="en" fo:country="US" fo:font-style="italic" officeooo:rsid="00621765" style:font-style-asian="italic" style:font-style-complex="italic"/>
    </style:style>
    <style:style style:name="T18" style:family="text">
      <style:text-properties fo:language="en" fo:country="US" fo:font-style="italic" officeooo:rsid="00653f04" style:font-style-asian="italic" style:font-style-complex="italic"/>
    </style:style>
    <style:style style:name="T19" style:family="text">
      <style:text-properties fo:language="en" fo:country="US" fo:font-style="italic" fo:font-weight="normal" officeooo:rsid="001de5e2" style:font-style-asian="italic" style:font-weight-asian="normal" style:font-style-complex="italic" style:font-weight-complex="normal"/>
    </style:style>
    <style:style style:name="T20" style:family="text">
      <style:text-properties fo:language="en" fo:country="US" fo:font-style="normal" officeooo:rsid="001c8328" style:font-style-asian="normal" style:font-style-complex="normal"/>
    </style:style>
    <style:style style:name="T21" style:family="text">
      <style:text-properties fo:language="en" fo:country="US" fo:font-style="normal" officeooo:rsid="00219af6" style:font-style-asian="normal" style:font-style-complex="normal"/>
    </style:style>
    <style:style style:name="T22" style:family="text">
      <style:text-properties fo:language="en" fo:country="US" fo:font-style="normal" officeooo:rsid="0021bd43" style:font-style-asian="normal" style:font-style-complex="normal"/>
    </style:style>
    <style:style style:name="T23" style:family="text">
      <style:text-properties fo:language="en" fo:country="US" fo:font-style="normal" officeooo:rsid="0022ef8f" style:font-style-asian="normal" style:font-style-complex="normal"/>
    </style:style>
    <style:style style:name="T24" style:family="text">
      <style:text-properties fo:language="en" fo:country="US" fo:font-style="normal" officeooo:rsid="00237a61" style:font-style-asian="normal" style:font-style-complex="normal"/>
    </style:style>
    <style:style style:name="T25" style:family="text">
      <style:text-properties fo:language="en" fo:country="US" fo:font-style="normal" officeooo:rsid="00249bec" style:font-style-asian="normal" style:font-style-complex="normal"/>
    </style:style>
    <style:style style:name="T26" style:family="text">
      <style:text-properties fo:language="en" fo:country="US" fo:font-style="normal" officeooo:rsid="00296c0e" style:font-style-asian="normal" style:font-style-complex="normal"/>
    </style:style>
    <style:style style:name="T27" style:family="text">
      <style:text-properties fo:language="en" fo:country="US" fo:font-style="normal" officeooo:rsid="002a87bc" style:font-style-asian="normal" style:font-style-complex="normal"/>
    </style:style>
    <style:style style:name="T28" style:family="text">
      <style:text-properties fo:language="en" fo:country="US" fo:font-style="normal" officeooo:rsid="00320e09" style:font-style-asian="normal" style:font-style-complex="normal"/>
    </style:style>
    <style:style style:name="T29" style:family="text">
      <style:text-properties fo:language="en" fo:country="US" fo:font-style="normal" officeooo:rsid="004033b3" style:font-style-asian="normal" style:font-style-complex="normal"/>
    </style:style>
    <style:style style:name="T30" style:family="text">
      <style:text-properties fo:language="en" fo:country="US" fo:font-style="normal" officeooo:rsid="00533f75" style:font-style-asian="normal" style:font-style-complex="normal"/>
    </style:style>
    <style:style style:name="T31" style:family="text">
      <style:text-properties fo:language="en" fo:country="US" fo:font-style="normal" officeooo:rsid="005f81df" style:font-style-asian="normal" style:font-style-complex="normal"/>
    </style:style>
    <style:style style:name="T32" style:family="text">
      <style:text-properties fo:language="en" fo:country="US" fo:font-style="normal" officeooo:rsid="005ddfe2" style:font-style-asian="normal" style:font-style-complex="normal"/>
    </style:style>
    <style:style style:name="T33" style:family="text">
      <style:text-properties fo:language="en" fo:country="US" fo:font-style="normal" officeooo:rsid="00616198" style:font-style-asian="normal" style:font-style-complex="normal"/>
    </style:style>
    <style:style style:name="T34" style:family="text">
      <style:text-properties fo:language="en" fo:country="US" fo:font-style="normal" officeooo:rsid="0061d9da" style:font-style-asian="normal" style:font-style-complex="normal"/>
    </style:style>
    <style:style style:name="T35" style:family="text">
      <style:text-properties fo:language="en" fo:country="US" fo:font-style="normal" officeooo:rsid="00621765" style:font-style-asian="normal" style:font-style-complex="normal"/>
    </style:style>
    <style:style style:name="T36" style:family="text">
      <style:text-properties fo:language="en" fo:country="US" fo:font-style="normal" officeooo:rsid="00653f04" style:font-style-asian="normal" style:font-style-complex="normal"/>
    </style:style>
    <style:style style:name="T37" style:family="text">
      <style:text-properties fo:language="en" fo:country="US" officeooo:rsid="00425c61"/>
    </style:style>
    <style:style style:name="T38" style:family="text">
      <style:text-properties fo:language="en" fo:country="US" officeooo:rsid="00533f75"/>
    </style:style>
    <style:style style:name="T39" style:family="text">
      <style:text-properties officeooo:rsid="00015d37"/>
    </style:style>
    <style:style style:name="T40" style:family="text">
      <style:text-properties style:font-name="Times New Roman" fo:font-size="14pt" fo:font-weight="normal" officeooo:rsid="00015d37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language="ru" fo:country="RU" fo:font-weight="normal" officeooo:rsid="0018b90d" style:font-size-asian="14pt" style:font-weight-asian="normal" style:font-size-complex="14pt" style:font-weight-complex="normal"/>
    </style:style>
    <style:style style:name="T42" style:family="text">
      <style:text-properties fo:language="ru" fo:country="RU"/>
    </style:style>
    <style:style style:name="T43" style:family="text">
      <style:text-properties fo:language="ru" fo:country="RU" fo:font-style="normal" style:font-style-asian="normal" style:font-style-complex="normal"/>
    </style:style>
    <style:style style:name="T44" style:family="text">
      <style:text-properties fo:language="ru" fo:country="RU" fo:font-style="normal" officeooo:rsid="00107107" style:font-style-asian="normal" style:font-style-complex="normal"/>
    </style:style>
    <style:style style:name="T45" style:family="text">
      <style:text-properties fo:language="ru" fo:country="RU" fo:font-style="normal" officeooo:rsid="001c8328" style:font-style-asian="normal" style:font-style-complex="normal"/>
    </style:style>
    <style:style style:name="T46" style:family="text">
      <style:text-properties fo:language="ru" fo:country="RU" fo:font-style="normal" officeooo:rsid="001de5e2" style:font-style-asian="normal" style:font-style-complex="normal"/>
    </style:style>
    <style:style style:name="T47" style:family="text">
      <style:text-properties fo:language="ru" fo:country="RU" fo:font-style="normal" officeooo:rsid="00219af6" style:font-style-asian="normal" style:font-style-complex="normal"/>
    </style:style>
    <style:style style:name="T48" style:family="text">
      <style:text-properties fo:language="ru" fo:country="RU" fo:font-style="normal" officeooo:rsid="0021bd43" style:font-style-asian="normal" style:font-style-complex="normal"/>
    </style:style>
    <style:style style:name="T49" style:family="text">
      <style:text-properties fo:language="ru" fo:country="RU" fo:font-style="normal" officeooo:rsid="0022ef8f" style:font-style-asian="normal" style:font-style-complex="normal"/>
    </style:style>
    <style:style style:name="T50" style:family="text">
      <style:text-properties fo:language="ru" fo:country="RU" fo:font-style="normal" officeooo:rsid="00237a61" style:font-style-asian="normal" style:font-style-complex="normal"/>
    </style:style>
    <style:style style:name="T51" style:family="text">
      <style:text-properties fo:language="ru" fo:country="RU" fo:font-style="normal" officeooo:rsid="00249bec" style:font-style-asian="normal" style:font-style-complex="normal"/>
    </style:style>
    <style:style style:name="T52" style:family="text">
      <style:text-properties fo:language="ru" fo:country="RU" fo:font-style="normal" officeooo:rsid="0024a030" style:font-style-asian="normal" style:font-style-complex="normal"/>
    </style:style>
    <style:style style:name="T53" style:family="text">
      <style:text-properties fo:language="ru" fo:country="RU" fo:font-style="normal" officeooo:rsid="0027d6d8" style:font-style-asian="normal" style:font-style-complex="normal"/>
    </style:style>
    <style:style style:name="T54" style:family="text">
      <style:text-properties fo:language="ru" fo:country="RU" fo:font-style="normal" officeooo:rsid="00296c0e" style:font-style-asian="normal" style:font-style-complex="normal"/>
    </style:style>
    <style:style style:name="T55" style:family="text">
      <style:text-properties fo:language="ru" fo:country="RU" fo:font-style="normal" officeooo:rsid="002a87bc" style:font-style-asian="normal" style:font-style-complex="normal"/>
    </style:style>
    <style:style style:name="T56" style:family="text">
      <style:text-properties fo:language="ru" fo:country="RU" fo:font-style="normal" officeooo:rsid="00320e09" style:font-style-asian="normal" style:font-style-complex="normal"/>
    </style:style>
    <style:style style:name="T57" style:family="text">
      <style:text-properties fo:language="ru" fo:country="RU" fo:font-style="normal" officeooo:rsid="0037a485" style:font-style-asian="normal" style:font-style-complex="normal"/>
    </style:style>
    <style:style style:name="T58" style:family="text">
      <style:text-properties fo:language="ru" fo:country="RU" fo:font-style="normal" officeooo:rsid="00392e50" style:font-style-asian="normal" style:font-style-complex="normal"/>
    </style:style>
    <style:style style:name="T59" style:family="text">
      <style:text-properties fo:language="ru" fo:country="RU" fo:font-style="normal" officeooo:rsid="0044ec47" style:font-style-asian="normal" style:font-style-complex="normal"/>
    </style:style>
    <style:style style:name="T60" style:family="text">
      <style:text-properties fo:language="ru" fo:country="RU" fo:font-style="normal" officeooo:rsid="004721da" style:font-style-asian="normal" style:font-style-complex="normal"/>
    </style:style>
    <style:style style:name="T61" style:family="text">
      <style:text-properties fo:language="ru" fo:country="RU" fo:font-style="normal" officeooo:rsid="0047e830" style:font-style-asian="normal" style:font-style-complex="normal"/>
    </style:style>
    <style:style style:name="T62" style:family="text">
      <style:text-properties fo:language="ru" fo:country="RU" fo:font-style="normal" officeooo:rsid="004bb476" style:font-style-asian="normal" style:font-style-complex="normal"/>
    </style:style>
    <style:style style:name="T63" style:family="text">
      <style:text-properties fo:language="ru" fo:country="RU" fo:font-style="normal" officeooo:rsid="005c3bd1" style:font-style-asian="normal" style:font-style-complex="normal"/>
    </style:style>
    <style:style style:name="T64" style:family="text">
      <style:text-properties fo:language="ru" fo:country="RU" fo:font-style="normal" officeooo:rsid="005d4b7a" style:font-style-asian="normal" style:font-style-complex="normal"/>
    </style:style>
    <style:style style:name="T65" style:family="text">
      <style:text-properties fo:language="ru" fo:country="RU" fo:font-style="normal" officeooo:rsid="005f81df" style:font-style-asian="normal" style:font-style-complex="normal"/>
    </style:style>
    <style:style style:name="T66" style:family="text">
      <style:text-properties fo:language="ru" fo:country="RU" fo:font-style="normal" officeooo:rsid="00616198" style:font-style-asian="normal" style:font-style-complex="normal"/>
    </style:style>
    <style:style style:name="T67" style:family="text">
      <style:text-properties fo:language="ru" fo:country="RU" fo:font-style="normal" officeooo:rsid="005ddfe2" style:font-style-asian="normal" style:font-style-complex="normal"/>
    </style:style>
    <style:style style:name="T68" style:family="text">
      <style:text-properties fo:language="ru" fo:country="RU" fo:font-style="normal" officeooo:rsid="0061d9da" style:font-style-asian="normal" style:font-style-complex="normal"/>
    </style:style>
    <style:style style:name="T69" style:family="text">
      <style:text-properties fo:language="ru" fo:country="RU" fo:font-style="normal" officeooo:rsid="00621765" style:font-style-asian="normal" style:font-style-complex="normal"/>
    </style:style>
    <style:style style:name="T70" style:family="text">
      <style:text-properties fo:language="ru" fo:country="RU" fo:font-style="normal" officeooo:rsid="00656118" style:font-style-asian="normal" style:font-style-complex="normal"/>
    </style:style>
    <style:style style:name="T71" style:family="text">
      <style:text-properties fo:language="ru" fo:country="RU" fo:font-style="normal" officeooo:rsid="00653f04" style:font-style-asian="normal" style:font-style-complex="normal"/>
    </style:style>
    <style:style style:name="T72" style:family="text">
      <style:text-properties fo:language="ru" fo:country="RU" officeooo:rsid="00533f75"/>
    </style:style>
    <style:style style:name="T73" style:family="text">
      <style:text-properties officeooo:rsid="000e30c9"/>
    </style:style>
    <style:style style:name="T74" style:family="text">
      <style:text-properties officeooo:rsid="0018b90d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color="#0000ff" style:font-name="Consolas" fo:font-size="9.5pt" style:font-size-asian="9.5pt"/>
    </style:style>
    <style:style style:name="T77" style:family="text">
      <style:text-properties fo:color="#0000ff" style:font-name="Consolas" fo:font-size="9.5pt" fo:language="ru" fo:country="RU" fo:font-style="normal" style:font-size-asian="9.5pt" style:font-style-asian="normal" style:font-style-complex="normal"/>
    </style:style>
    <style:style style:name="T78" style:family="text">
      <style:text-properties fo:color="#0000ff" fo:font-size="9.5pt" fo:language="ru" fo:country="RU" fo:font-style="normal" style:font-size-asian="9.5pt" style:font-style-asian="normal" style:font-style-complex="normal"/>
    </style:style>
    <style:style style:name="T79" style:family="text">
      <style:text-properties fo:color="#0000ff" fo:font-size="9.5pt" style:font-size-asian="9.5pt"/>
    </style:style>
    <style:style style:name="T80" style:family="text">
      <style:text-properties fo:color="#0000ff" fo:language="ru" fo:country="RU" fo:font-style="normal" style:font-style-asian="normal" style:font-style-complex="normal"/>
    </style:style>
    <style:style style:name="T81" style:family="text">
      <style:text-properties fo:color="#0000ff" fo:language="ru" fo:country="RU" fo:font-style="normal" officeooo:rsid="00237a61" style:font-style-asian="normal" style:font-style-complex="normal"/>
    </style:style>
    <style:style style:name="T82" style:family="text">
      <style:text-properties fo:color="#0000ff" fo:language="ru" fo:country="RU" fo:font-style="normal" officeooo:rsid="00320e09" style:font-style-asian="normal" style:font-style-complex="normal"/>
    </style:style>
    <style:style style:name="T83" style:family="text">
      <style:text-properties fo:color="#0000ff"/>
    </style:style>
    <style:style style:name="T84" style:family="text">
      <style:text-properties fo:color="#0000ff" fo:language="en" fo:country="US"/>
    </style:style>
    <style:style style:name="T85" style:family="text">
      <style:text-properties fo:color="#000000" style:font-name="Consolas" fo:font-size="9.5pt" style:font-size-asian="9.5pt"/>
    </style:style>
    <style:style style:name="T86" style:family="text">
      <style:text-properties fo:color="#000000" fo:font-size="9.5pt" style:font-size-asian="9.5pt"/>
    </style:style>
    <style:style style:name="T87" style:family="text">
      <style:text-properties fo:color="#000000"/>
    </style:style>
    <style:style style:name="T88" style:family="text">
      <style:text-properties fo:color="#000000" fo:language="en" fo:country="US" officeooo:rsid="00434582"/>
    </style:style>
    <style:style style:name="T89" style:family="text">
      <style:text-properties fo:color="#000000" fo:language="en" fo:country="US" officeooo:rsid="005c3bd1"/>
    </style:style>
    <style:style style:name="T90" style:family="text">
      <style:text-properties fo:color="#6f008a"/>
    </style:style>
    <style:style style:name="T91" style:family="text">
      <style:text-properties fo:color="#2b91af" style:font-name="Consolas" fo:font-size="9.5pt" style:font-size-asian="9.5pt"/>
    </style:style>
    <style:style style:name="T92" style:family="text">
      <style:text-properties fo:color="#2b91af" fo:font-size="9.5pt" style:font-size-asian="9.5pt"/>
    </style:style>
    <style:style style:name="T93" style:family="text">
      <style:text-properties fo:color="#2b91af"/>
    </style:style>
    <style:style style:name="T94" style:family="text">
      <style:text-properties fo:color="#2b91af" fo:language="en" fo:country="US"/>
    </style:style>
    <style:style style:name="T95" style:family="text">
      <style:text-properties fo:color="#2b91af" fo:language="ru" fo:country="RU" officeooo:rsid="00533f75"/>
    </style:style>
    <style:style style:name="T96" style:family="text">
      <style:text-properties fo:color="#808080" style:font-name="Consolas" fo:font-size="9.5pt" style:font-size-asian="9.5pt"/>
    </style:style>
    <style:style style:name="T97" style:family="text">
      <style:text-properties fo:color="#808080" fo:font-size="9.5pt" style:font-size-asian="9.5pt"/>
    </style:style>
    <style:style style:name="T98" style:family="text">
      <style:text-properties fo:color="#808080"/>
    </style:style>
    <style:style style:name="T99" style:family="text">
      <style:text-properties fo:color="#a31515" style:font-name="Consolas" fo:font-size="9.5pt" style:font-size-asian="9.5pt"/>
    </style:style>
    <style:style style:name="T100" style:family="text">
      <style:text-properties fo:color="#a31515" fo:font-size="9.5pt" style:font-size-asian="9.5pt"/>
    </style:style>
    <style:style style:name="T101" style:family="text">
      <style:text-properties fo:color="#a31515"/>
    </style:style>
    <style:style style:name="T102" style:family="text">
      <style:text-properties style:text-position="0% 100%" fo:language="en" fo:country="US" fo:font-style="normal" officeooo:rsid="00320e09" style:font-style-asian="normal" style:font-style-complex="normal"/>
    </style:style>
    <style:style style:name="T103" style:family="text">
      <style:text-properties style:text-position="0% 100%" fo:language="ru" fo:country="RU" fo:font-style="normal" officeooo:rsid="00320e09" style:font-style-asian="normal" style:font-style-complex="normal"/>
    </style:style>
    <style:style style:name="T104" style:family="text">
      <style:text-properties fo:color="#2f4f4f"/>
    </style:style>
    <style:style style:name="T105" style:family="text">
      <style:text-properties officeooo:rsid="00621765"/>
    </style:style>
    <style:style style:name="T106" style:family="text">
      <style:text-properties officeooo:rsid="00656118"/>
    </style:style>
    <style:style style:name="T107" style:family="text">
      <style:text-properties officeooo:rsid="000db5b7"/>
    </style:style>
    <style:style style:name="T108" style:family="text">
      <style:text-properties officeooo:rsid="0066970e"/>
    </style:style>
    <style:style style:name="T109" style:family="text">
      <style:text-properties officeooo:rsid="006881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ГУАП</text:p>
      <text:p text:style-name="P8">КАФЕДРА № 34</text:p>
      <text:p text:style-name="P9">ОТЧЕТ <text:line-break/>ЗАЩИЩЕН С ОЦЕНКОЙ</text:p>
      <text:p text:style-name="P10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>доц., канд. <text:span text:style-name="T3">техн</text:span>. наук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4"><text:span text:style-name="T39">К.</text:span>А. Жиданов</text:p>
          </table:table-cell>
        </table:table-row>
        <table:table-row table:style-name="Таблица1.1">
          <table:table-cell table:style-name="Таблица1.B1" office:value-type="string">
            <text:p text:style-name="P7">должность, уч. степень, звание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7">подпись, дата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7">инициалы, фамилия</text:p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h text:style-name="P2" text:outline-level="1"><text:bookmark-start text:name="__RefHeading___Toc722_695195819"/><text:span text:style-name="T7">ОТЧЕТ О </text:span><text:span text:style-name="T40">ЛАБОРАТОРНОЙ РАБОТЕ №</text:span><text:span text:style-name="T41">2</text:span><text:bookmark-end text:name="__RefHeading___Toc722_695195819"/></text:h>
          </table:table-cell>
        </table:table-row>
        <table:table-row table:style-name="Таблица2.1">
          <table:table-cell table:style-name="Таблица2.A1" office:value-type="string">
            <text:h text:style-name="P3" text:outline-level="1"><text:span text:style-name="T73">Р</text:span>ЕАЛИЗАЦИЯ ХЭШ-ТАБЛИЦЫ</text:h>
          </table:table-cell>
        </table:table-row>
        <table:table-row table:style-name="Таблица2.1">
          <table:table-cell table:style-name="Таблица2.A1" office:value-type="string">
            <text:p text:style-name="P19"><text:bookmark-start text:name="__RefHeading___Toc1093_3017853359"/><text:span text:style-name="T4">по курсу: </text:span><text:span text:style-name="T8">ЯЗЫКИ ПРОГРАММИРОВАНИЯ</text:span><text:bookmark-end text:name="__RefHeading___Toc1093_3017853359"/></text:p>
          </table:table-cell>
        </table:table-row>
        <table:table-row table:style-name="Таблица2.1">
          <table:table-cell table:style-name="Таблица2.A1" office:value-type="string">
            <text:h text:style-name="P4" text:outline-level="3"/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</table:table-row>
      </table:table>
      <text:p text:style-name="P15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6">СТУДЕНТ ГР. №</text:p>
          </table:table-cell>
          <table:table-cell table:style-name="Таблица3.B1" office:value-type="string">
            <text:p text:style-name="P12">3145</text:p>
          </table:table-cell>
          <table:table-cell table:style-name="Таблица3.C1" office:value-type="string">
            <text:p text:style-name="P11"/>
          </table:table-cell>
          <table:table-cell table:style-name="Таблица3.D1" office:value-type="string">
            <text:p text:style-name="P11"/>
          </table:table-cell>
          <table:table-cell table:style-name="Таблица3.C1" office:value-type="string">
            <text:p text:style-name="P11"/>
          </table:table-cell>
          <table:table-cell table:style-name="Таблица3.D1" office:value-type="string">
            <text:p text:style-name="P13">А.С. Максаков</text:p>
          </table:table-cell>
        </table:table-row>
        <table:table-row table:style-name="Таблица3.1">
          <table:table-cell table:style-name="Таблица3.C1" office:value-type="string">
            <text:p text:style-name="P7"/>
          </table:table-cell>
          <table:table-cell table:style-name="Таблица3.B2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2" office:value-type="string">
            <text:p text:style-name="P7">подпись, дата</text:p>
          </table:table-cell>
          <table:table-cell table:style-name="Таблица3.C1" office:value-type="string">
            <text:p text:style-name="P6"/>
          </table:table-cell>
          <table:table-cell table:style-name="Таблица3.C1" office:value-type="string">
            <text:p text:style-name="P7">инициалы, фамилия</text:p>
          </table:table-cell>
        </table:table-row>
      </table:table>
      <text:p text:style-name="P17">Санкт-Петербург<text:span text:style-name="T9"> </text:span>2022</text:p>
      <text:h text:style-name="P22" text:outline-level="1"><text:bookmark-start text:name="__RefHeading___Toc1097_3017853359"/><text:span text:style-name="T6">1</text:span><text:span text:style-name="T4"> </text:span><text:span text:style-name="T1">ЦЕЛЬ</text:span><text:bookmark-end text:name="__RefHeading___Toc1097_3017853359"/></text:h>
      <text:p text:style-name="P21">Реализовать абстрактный тип данных в виде пользовательского типа данных и набора функций: добавление, поиск, удаление; чтение <text:span text:style-name="T74">и</text:span> выгрузку данных из файла.</text:p>
      <text:h text:style-name="P20" text:outline-level="1"><text:span text:style-name="T39">2 </text:span>ХОД РАБОТЫ</text:h>
      <text:list xml:id="list1402614682" text:style-name="L1">
        <text:list-item>
          <text:p text:style-name="P25"><text:span text:style-name="T44">Т</text:span><text:span text:style-name="T45">ип данных «хэш-таблица» (далее </text:span><text:span text:style-name="T11">hash-map</text:span><text:span text:style-name="T45">) представляет из себя массив определенного размера, индексами которого являются значения хэш-функции от некотор</text:span><text:span text:style-name="T46">ых</text:span><text:span text:style-name="T45"> ключ</text:span><text:span text:style-name="T46">ей</text:span><text:span text:style-name="T45"> </text:span><text:span text:style-name="T20">(</text:span><text:span text:style-name="T11">key</text:span><text:span text:style-name="T12">s</text:span><text:span text:style-name="T20">) </text:span><text:span text:style-name="T45">по модулю размера массива, а значениями которого являются соответствующие эт</text:span><text:span text:style-name="T46">и</text:span><text:span text:style-name="T45">м ключ</text:span><text:span text:style-name="T46">ам</text:span><text:span text:style-name="T45"> параметры (</text:span><text:span text:style-name="T11">values</text:span><text:span text:style-name="T45">). </text:span><text:span text:style-name="T46">При таком использовании примитивных хэш-функций высока вероятность возникновения коллизий, поэтому для их разрешения существуют различные методы, один из которых — метод цепочек — и реализован в данной работе. Суть метода заключается в следующем: при возникновении коллизии </text:span><text:span text:style-name="T47">индексов </text:span><text:span text:style-name="T46">новый элемент (</text:span><text:span text:style-name="T52">далее под словом «элемент» будет подразумеваться </text:span><text:span text:style-name="T46">пара </text:span><text:span text:style-name="T19">key:value</text:span><text:span text:style-name="T46">) </text:span><text:span text:style-name="T47">присоединяется к уже записанному, таким образом формируя односвязный список. Говоря о парах </text:span><text:span text:style-name="T21">key:value, </text:span><text:span text:style-name="T47">можно заключить, что </text:span><text:span text:style-name="T21">hash-map – </text:span><text:span text:style-name="T47">это своего рода словарь, благодаря чему сложность поиска, добавления и удаления в среднем линейна.</text:span></text:p>
        </text:list-item>
        <text:list-item>
          <text:p text:style-name="P32"><text:span text:style-name="T43">Структура данного проекта следующая: </text:span></text:p>
          <text:list>
            <text:list-item>
              <text:p text:style-name="P26"><text:span text:style-name="T13">hash-map.c</text:span><text:span text:style-name="T21"> </text:span><text:span text:style-name="T47">хранит в себе коды функций для работы с данным типом данных;</text:span></text:p>
            </text:list-item>
            <text:list-item>
              <text:p text:style-name="P33">hash-map.h<text:span text:style-name="T75"> – </text:span><text:span text:style-name="T43">заголовочный файл;</text:span></text:p>
            </text:list-item>
            <text:list-item>
              <text:p text:style-name="P27"><text:span text:style-name="T13">main.c</text:span><text:span text:style-name="T21"> – </text:span><text:span text:style-name="T48">обычный файл «</text:span><text:span text:style-name="T22">main</text:span><text:span text:style-name="T48">»</text:span><text:span text:style-name="T22"> </text:span><text:span text:style-name="T48">с подключенной библиотекой «</text:span><text:span text:style-name="T22">hash-map</text:span><text:span text:style-name="T48">».</text:span></text:p>
            </text:list-item>
          </text:list>
        </text:list-item>
        <text:list-item>
          <text:p text:style-name="P28"><text:span text:style-name="T49">Для начала в файле </text:span><text:span text:style-name="T23">hash-map.h </text:span><text:span text:style-name="T49">создадим структуру одного элемента. Она содержит две строки длины </text:span><text:span text:style-name="T23">maxlen</text:span><text:span text:style-name="T49"> и указатель на следующий элемент.</text:span></text:p>
        </text:list-item>
      </text:list>
      <text:p text:style-name="Код"><text:span text:style-name="T80">typedef</text:span><text:span text:style-name="T87"> </text:span><text:span text:style-name="T83">struct</text:span><text:span text:style-name="T87"> {</text:span></text:p>
      <text:p text:style-name="Код"><text:span text:style-name="T87"><text:tab/></text:span><text:span text:style-name="T83">char</text:span><text:span text:style-name="T87"> key[</text:span><text:span text:style-name="T90">maxlen</text:span><text:span text:style-name="T87">];</text:span></text:p>
      <text:p text:style-name="Код"><text:span text:style-name="T87"><text:tab/></text:span><text:span text:style-name="T83">char</text:span><text:span text:style-name="T87"> value[</text:span><text:span text:style-name="T90">maxlen</text:span><text:span text:style-name="T87">];</text:span></text:p>
      <text:p text:style-name="Код"><text:span text:style-name="T87"><text:tab/></text:span><text:span text:style-name="T83">struct</text:span><text:span text:style-name="T87"> </text:span><text:span text:style-name="T93">node</text:span><text:span text:style-name="T87">* next;</text:span></text:p>
      <text:p text:style-name="Код"><text:span text:style-name="T87">} </text:span><text:span text:style-name="T93">node</text:span><text:span text:style-name="T87">;</text:span></text:p>
      <text:list xml:id="list200806644150563" text:continue-numbering="true" text:style-name="L1">
        <text:list-item>
          <text:p text:style-name="P34">В файле <text:span text:style-name="T9">hash-map.c </text:span>перед началом работы подключим все необходимые библиотеки и расширения:</text:p>
        </text:list-item>
      </text:list>
      <text:p text:style-name="P59"><text:span text:style-name="T98">#define</text:span><text:span text:style-name="T87"> </text:span><text:span text:style-name="T90">_CRT_SECURE_NO_WARNINGS</text:span></text:p>
      <text:p text:style-name="P59"><text:span text:style-name="T98">#include</text:span><text:span text:style-name="T87"> </text:span><text:span text:style-name="T101">&lt;stdio.h&gt;</text:span></text:p>
      <text:p text:style-name="P59"><text:span text:style-name="T98">#include</text:span><text:span text:style-name="T87"> </text:span><text:span text:style-name="T101">&lt;stdlib.h&gt;</text:span></text:p>
      <text:p text:style-name="P59"><text:span text:style-name="T98">#include</text:span><text:span text:style-name="T87"> </text:span><text:span text:style-name="T101">&lt;string.h&gt;</text:span></text:p>
      <text:p text:style-name="P59"><text:span text:style-name="T98">#include</text:span><text:span text:style-name="T87"> </text:span><text:span text:style-name="T101">"hash-map.h"</text:span></text:p>
      <text:p text:style-name="P35"/>
      <text:list xml:id="list200807913341786" text:continue-numbering="true" text:style-name="L1">
        <text:list-item>
          <text:p text:style-name="P55"><text:span text:style-name="T50">Для начала реализуем простую функцию хэша, преобразующую строку в число на отрезке </text:span><text:span text:style-name="T24">[0; size], </text:span><text:span text:style-name="T50">где </text:span><text:span text:style-name="T14">size</text:span><text:span text:style-name="T24"> – </text:span><text:span text:style-name="T50">размер массива.</text:span></text:p>
        </text:list-item>
      </text:list>
      <text:p text:style-name="Код"><text:span text:style-name="T81">unsigned</text:span><text:span text:style-name="T87"> hash(</text:span><text:span text:style-name="T83">char</text:span><text:span text:style-name="T87"> *</text:span><text:span text:style-name="T98">s</text:span><text:span text:style-name="T87">) {</text:span></text:p>
      <text:p text:style-name="Код"><text:span text:style-name="T87"><text:tab/></text:span><text:span text:style-name="T83">unsigned</text:span><text:span text:style-name="T87"> hashval = 0;</text:span></text:p>
      <text:p text:style-name="Код"><text:span text:style-name="T87"><text:tab/></text:span><text:span text:style-name="T83">while</text:span><text:span text:style-name="T87"> (*</text:span><text:span text:style-name="T98">s</text:span><text:span text:style-name="T87"> &gt; 0) {</text:span></text:p>
      <text:p text:style-name="Код"><text:span text:style-name="T87"><text:tab/><text:tab/>hashval = *</text:span><text:span text:style-name="T98">s</text:span><text:span text:style-name="T87"> + 17 * hashval;</text:span></text:p>
      <text:p text:style-name="Код"><text:span text:style-name="T87"><text:tab/><text:tab/></text:span><text:span text:style-name="T98">s</text:span><text:span text:style-name="T87">++;</text:span></text:p>
      <text:p text:style-name="Код"><text:tab/>}</text:p>
      <text:p text:style-name="Код"><text:span text:style-name="T87"><text:tab/></text:span><text:span text:style-name="T83">return</text:span><text:span text:style-name="T87"> hashval % </text:span><text:span text:style-name="T90">size</text:span><text:span text:style-name="T87">;</text:span></text:p>
      <text:p text:style-name="Код">}</text:p>
      <text:list xml:id="list200808057091724" text:continue-numbering="true" text:style-name="L1">
        <text:list-item>
          <text:p text:style-name="P36">Далее реализуем функцию инициализации <text:span text:style-name="T9">hash-map.</text:span></text:p>
          <text:list>
            <text:list-item>
              <text:p text:style-name="P60"><text:span text:style-name="T94">node</text:span><text:span text:style-name="T87">* hm_init() {</text:span></text:p>
            </text:list-item>
            <text:list-item>
              <text:p text:style-name="P60"><text:span text:style-name="T87"><text:tab/></text:span><text:span text:style-name="T93">node</text:span><text:span text:style-name="T87">** hm = malloc(</text:span><text:span text:style-name="T90">size</text:span><text:span text:style-name="T87"> * </text:span><text:span text:style-name="T83">sizeof</text:span><text:span text:style-name="T87">(</text:span><text:span text:style-name="T93">node</text:span><text:span text:style-name="T87">));</text:span></text:p>
            </text:list-item>
            <text:list-item>
              <text:p text:style-name="P60"><text:span text:style-name="T87"><text:tab/></text:span><text:span text:style-name="T83">if</text:span><text:span text:style-name="T87"> (hm == </text:span><text:span text:style-name="T90">NULL</text:span><text:span text:style-name="T87">) {</text:span></text:p>
            </text:list-item>
            <text:list-item>
              <text:p text:style-name="P60"><text:span text:style-name="T87"><text:tab/><text:tab/>fprintf(</text:span><text:span text:style-name="T90">stderr</text:span><text:span text:style-name="T87">, </text:span><text:span text:style-name="T101">"Unable to initialize hash-map.\n"</text:span><text:span text:style-name="T87">);</text:span></text:p>
            </text:list-item>
            <text:list-item>
              <text:p text:style-name="P60"><text:span text:style-name="T87"><text:tab/><text:tab/></text:span><text:span text:style-name="T83">return</text:span><text:span text:style-name="T87"> </text:span><text:span text:style-name="T90">NULL</text:span><text:span text:style-name="T87">;</text:span></text:p>
            </text:list-item>
            <text:list-item>
              <text:p text:style-name="P60"><text:tab/>}</text:p>
            </text:list-item>
            <text:list-item>
              <text:p text:style-name="P60"><text:span text:style-name="T87"><text:tab/></text:span><text:span text:style-name="T83">for</text:span><text:span text:style-name="T87"> (</text:span><text:span text:style-name="T83">unsigned</text:span><text:span text:style-name="T87"> index = 0; index &lt; </text:span><text:span text:style-name="T90">size</text:span><text:span text:style-name="T87">; index++)</text:span></text:p>
            </text:list-item>
            <text:list-item>
              <text:p text:style-name="P60"><text:span text:style-name="T87"><text:tab/><text:tab/>hm[index] = </text:span><text:span text:style-name="T90">NULL</text:span><text:span text:style-name="T87">;</text:span></text:p>
            </text:list-item>
            <text:list-item>
              <text:p text:style-name="P60"><text:span text:style-name="T87"><text:tab/></text:span><text:span text:style-name="T83">return</text:span><text:span text:style-name="T87"> hm;</text:span></text:p>
            </text:list-item>
            <text:list-item>
              <text:p text:style-name="P60">}</text:p>
            </text:list-item>
          </text:list>
        </text:list-item>
      </text:list>
      <text:p text:style-name="P44"><text:span text:style-name="T51">В строке 2 выделяется память под массив размера </text:span><text:span text:style-name="T25">size, </text:span><text:span text:style-name="T51">элементами которого являются ссылки на </text:span><text:span text:style-name="T25">node. </text:span><text:span text:style-name="T51">Таким образом каждый первый элемент в массиве будет представлять из себя элемент одинарного списка, к которму будут присоединятся последующие.</text:span></text:p>
      <text:p text:style-name="P43"><text:span text:style-name="T43">Строки 3-6 выводят ошибку в стандартный поток ошибок, если выделить память под массив не удалось.</text:span></text:p>
      <text:p text:style-name="P44"><text:span text:style-name="T51">Строки 7-10 заполняют массив </text:span><text:span text:style-name="T25">NULL-</text:span><text:span text:style-name="T51">ми (это объясняется далее) и вовзращают ссылку на новую </text:span><text:span text:style-name="T25">hash-map.</text:span></text:p>
      <text:list xml:id="list200807704269442" text:continue-numbering="true" text:style-name="L1">
        <text:list-item>
          <text:p text:style-name="P37">Реализуем функцию добавления эл-та.</text:p>
          <text:list>
            <text:list-item>
              <text:p text:style-name="P60"><text:span text:style-name="T84">int</text:span><text:span text:style-name="T87"> hm_add(</text:span><text:span text:style-name="T83">char</text:span><text:span text:style-name="T87">* </text:span><text:span text:style-name="T98">key</text:span><text:span text:style-name="T87">, </text:span><text:span text:style-name="T83">char</text:span><text:span text:style-name="T87">* </text:span><text:span text:style-name="T98">value</text:span><text:span text:style-name="T87">, </text:span><text:span text:style-name="T93">node</text:span><text:span text:style-name="T87">* </text:span><text:span text:style-name="T98">hm</text:span><text:span text:style-name="T87">[]) {</text:span></text:p>
            </text:list-item>
            <text:list-item>
              <text:p text:style-name="P60"><text:span text:style-name="T87"><text:tab/></text:span><text:span text:style-name="T83">unsigned</text:span><text:span text:style-name="T87"> index = hash(</text:span><text:span text:style-name="T98">key</text:span><text:span text:style-name="T87">);</text:span></text:p>
            </text:list-item>
            <text:list-item>
              <text:p text:style-name="P60"><text:tab/></text:p>
            </text:list-item>
            <text:list-item>
              <text:p text:style-name="P60"><text:span text:style-name="T87"><text:tab/></text:span><text:span text:style-name="T83">if</text:span><text:span text:style-name="T87"> (</text:span><text:span text:style-name="T98">hm</text:span><text:span text:style-name="T87">[index] == </text:span><text:span text:style-name="T90">NULL</text:span><text:span text:style-name="T87">) {</text:span></text:p>
            </text:list-item>
            <text:list-item>
              <text:p text:style-name="P60"><text:span text:style-name="T87"><text:tab/><text:tab/></text:span><text:span text:style-name="T98">hm</text:span><text:span text:style-name="T87">[index] = (</text:span><text:span text:style-name="T93">node</text:span><text:span text:style-name="T87">*)malloc(</text:span><text:span text:style-name="T83">sizeof</text:span><text:span text:style-name="T87">(</text:span><text:span text:style-name="T93">node</text:span><text:span text:style-name="T87">));</text:span></text:p>
            </text:list-item>
            <text:list-item>
              <text:p text:style-name="P60"><text:span text:style-name="T87"><text:tab/><text:tab/></text:span><text:span text:style-name="T83">if</text:span><text:span text:style-name="T87"> (</text:span><text:span text:style-name="T98">hm</text:span><text:span text:style-name="T87">[index] == </text:span><text:span text:style-name="T90">NULL</text:span><text:span text:style-name="T87">) {</text:span></text:p>
            </text:list-item>
            <text:list-item>
              <text:p text:style-name="P60"><text:span text:style-name="T87"><text:tab/><text:tab/><text:tab/>fprintf(</text:span><text:span text:style-name="T90">stderr</text:span><text:span text:style-name="T87">, </text:span><text:span text:style-name="T101">"Unable to allocate memory.\n"</text:span><text:span text:style-name="T87">);</text:span></text:p>
            </text:list-item>
            <text:list-item>
              <text:p text:style-name="P60"><text:span text:style-name="T87"><text:tab/><text:tab/><text:tab/></text:span><text:span text:style-name="T83">return</text:span><text:span text:style-name="T87"> 1;</text:span></text:p>
            </text:list-item>
            <text:list-item>
              <text:p text:style-name="P60"><text:tab/><text:tab/>}</text:p>
            </text:list-item>
            <text:list-item>
              <text:p text:style-name="P60"><text:span text:style-name="T87"><text:tab/><text:tab/>strcpy(</text:span><text:span text:style-name="T98">hm</text:span><text:span text:style-name="T87">[index]-&gt;key, </text:span><text:span text:style-name="T98">key</text:span><text:span text:style-name="T87">);</text:span></text:p>
            </text:list-item>
            <text:list-item>
              <text:p text:style-name="P60"><text:span text:style-name="T87"><text:tab/><text:tab/>strcpy(</text:span><text:span text:style-name="T98">hm</text:span><text:span text:style-name="T87">[index]-&gt;value, </text:span><text:span text:style-name="T98">value</text:span><text:span text:style-name="T87">);</text:span></text:p>
            </text:list-item>
            <text:list-item>
              <text:p text:style-name="P60"><text:span text:style-name="T87"><text:tab/><text:tab/></text:span><text:span text:style-name="T98">hm</text:span><text:span text:style-name="T87">[index]-&gt;next = </text:span><text:span text:style-name="T90">NULL</text:span><text:span text:style-name="T87">;</text:span></text:p>
            </text:list-item>
            <text:list-item>
              <text:p text:style-name="P60"><text:span text:style-name="T87"><text:tab/><text:tab/></text:span><text:span text:style-name="T83">return</text:span><text:span text:style-name="T87"> 0;</text:span></text:p>
            </text:list-item>
            <text:list-item>
              <text:p text:style-name="P60"><text:tab/>}</text:p>
            </text:list-item>
            <text:list-item>
              <text:p text:style-name="P60"><text:tab/></text:p>
            </text:list-item>
            <text:list-item>
              <text:p text:style-name="P60"><text:span text:style-name="T87"><text:tab/></text:span><text:span text:style-name="T93">node</text:span><text:span text:style-name="T87">* new = (</text:span><text:span text:style-name="T93">node</text:span><text:span text:style-name="T87">*)malloc(</text:span><text:span text:style-name="T83">sizeof</text:span><text:span text:style-name="T87">(</text:span><text:span text:style-name="T93">node</text:span><text:span text:style-name="T87">));</text:span></text:p>
            </text:list-item>
            <text:list-item>
              <text:p text:style-name="P60"><text:span text:style-name="T87"><text:tab/></text:span><text:span text:style-name="T93">node</text:span><text:span text:style-name="T87">* current = </text:span><text:span text:style-name="T98">hm</text:span><text:span text:style-name="T87">[index];</text:span></text:p>
            </text:list-item>
            <text:list-item>
              <text:p text:style-name="P60"><text:span text:style-name="T87"><text:tab/></text:span><text:span text:style-name="T83">if</text:span><text:span text:style-name="T87"> (new == </text:span><text:span text:style-name="T90">NULL</text:span><text:span text:style-name="T87">) {</text:span></text:p>
            </text:list-item>
            <text:list-item>
              <text:p text:style-name="P60"><text:span text:style-name="T87"><text:tab/><text:tab/>fprintf(</text:span><text:span text:style-name="T90">stderr</text:span><text:span text:style-name="T87">, </text:span><text:span text:style-name="T101">"Unable to allocate memory.\n"</text:span><text:span text:style-name="T87">);</text:span></text:p>
            </text:list-item>
            <text:list-item>
              <text:p text:style-name="P60"><text:span text:style-name="T87"><text:tab/><text:tab/></text:span><text:span text:style-name="T83">return</text:span><text:span text:style-name="T87"> 1;</text:span></text:p>
            </text:list-item>
            <text:list-item>
              <text:p text:style-name="P60"><text:tab/>}</text:p>
            </text:list-item>
            <text:list-item>
              <text:p text:style-name="P60"/>
            </text:list-item>
            <text:list-item>
              <text:p text:style-name="P60"><text:soft-page-break/><text:span text:style-name="T87"><text:tab/></text:span><text:span text:style-name="T83">while</text:span><text:span text:style-name="T87"> (current-&gt;next != </text:span><text:span text:style-name="T90">NULL</text:span><text:span text:style-name="T87">) {</text:span></text:p>
            </text:list-item>
            <text:list-item>
              <text:p text:style-name="P60"><text:tab/><text:tab/>current = current-&gt;next;</text:p>
            </text:list-item>
            <text:list-item>
              <text:p text:style-name="P60"><text:tab/>}</text:p>
            </text:list-item>
            <text:list-item>
              <text:p text:style-name="P60"><text:span text:style-name="T87"><text:tab/>strcpy(new-&gt;key, </text:span><text:span text:style-name="T98">key</text:span><text:span text:style-name="T87">);</text:span></text:p>
            </text:list-item>
            <text:list-item>
              <text:p text:style-name="P60"><text:span text:style-name="T87"><text:tab/>strcpy(new-&gt;value, </text:span><text:span text:style-name="T98">value</text:span><text:span text:style-name="T87">);</text:span></text:p>
            </text:list-item>
            <text:list-item>
              <text:p text:style-name="P60"><text:span text:style-name="T87"><text:tab/>new-&gt;next = </text:span><text:span text:style-name="T90">NULL</text:span><text:span text:style-name="T87">;</text:span></text:p>
            </text:list-item>
            <text:list-item>
              <text:p text:style-name="P60"><text:tab/>current-&gt;next = new;</text:p>
            </text:list-item>
            <text:list-item>
              <text:p text:style-name="P60"><text:span text:style-name="T87"><text:tab/></text:span><text:span text:style-name="T83">return</text:span><text:span text:style-name="T87"> 0;</text:span></text:p>
            </text:list-item>
            <text:list-item>
              <text:p text:style-name="P60">}</text:p>
            </text:list-item>
          </text:list>
        </text:list-item>
      </text:list>
      <text:p text:style-name="P45"><text:span text:style-name="T53">На вход функция принимает </text:span><text:span text:style-name="T54">строковые</text:span><text:span text:style-name="T53"> </text:span><text:span text:style-name="T54">парметры </text:span><text:span text:style-name="T26">key, value </text:span><text:span text:style-name="T54">и укатель на </text:span><text:span text:style-name="T26">hash-map hm[].</text:span></text:p>
      <text:p text:style-name="P46"><text:span text:style-name="T54">В строке 2 вычисляет индекс элемента по его ключу.</text:span></text:p>
      <text:p text:style-name="P47"><text:span text:style-name="T54">В </text:span><text:span text:style-name="T55">строке 4 проверяется наличие элемента по соответсвующему индексу. Если элемент равен </text:span><text:span text:style-name="T27">NULL, </text:span><text:span text:style-name="T55">то добавляемое значение становится первым. Если же значение по данному индексу уже имеется, то происходит добавление эл-та в конец списка (строки 16-29). </text:span></text:p>
      <text:p text:style-name="P47"><text:span text:style-name="T55">Функция возвращает 0, если добавлени прошло успешно, иначе возвращается 1 и выводится сообщение об ошибке.</text:span></text:p>
      <text:list xml:id="list200807979669895" text:continue-numbering="true" text:style-name="L1">
        <text:list-item>
          <text:p text:style-name="P38">Реализуем функцию поиска эл-тов.</text:p>
        </text:list-item>
      </text:list>
      <text:p text:style-name="P59"><text:span text:style-name="T93">node</text:span><text:span text:style-name="T87">* hm_search(</text:span><text:span text:style-name="T83">char</text:span><text:span text:style-name="T87">* </text:span><text:span text:style-name="T98">key</text:span><text:span text:style-name="T87">, </text:span><text:span text:style-name="T83">char</text:span><text:span text:style-name="T87">* </text:span><text:span text:style-name="T98">value</text:span><text:span text:style-name="T87">, </text:span><text:span text:style-name="T93">node</text:span><text:span text:style-name="T87">* </text:span><text:span text:style-name="T98">hm</text:span><text:span text:style-name="T87">[], </text:span><text:span text:style-name="T83">unsigned</text:span><text:span text:style-name="T87"> </text:span><text:span text:style-name="T98">mode</text:span><text:span text:style-name="T87">)</text:span></text:p>
      <text:p text:style-name="P48"><text:span text:style-name="T56">На вход она принимает стандартный набор параметров, а также переменную, отвечающую за режим поиска. При </text:span><text:span text:style-name="T15">mode = 1</text:span><text:span text:style-name="T28"> </text:span><text:span text:style-name="T56">осуществляется поиск по двум строго соответсвующим значениям.То есть если в словаре нет искомой пары </text:span><text:span text:style-name="T102">key:value</text:span><text:span text:style-name="T102">, </text:span><text:span text:style-name="T103">то функция вернет </text:span><text:span text:style-name="T102">NULL.</text:span></text:p>
      <text:list xml:id="list2610414918" text:style-name="L3">
        <text:list-item>
          <text:list>
            <text:list-item>
              <text:p text:style-name="P68"><text:span text:style-name="T83">if</text:span><text:span text:style-name="T87"> (</text:span><text:span text:style-name="T98">mode</text:span><text:span text:style-name="T87"> == 1) {</text:span></text:p>
            </text:list-item>
          </text:list>
        </text:list-item>
        <text:list-item>
          <text:p text:style-name="P67"><text:span text:style-name="T87"><text:tab/></text:span><text:span text:style-name="T83">unsigned</text:span><text:span text:style-name="T87"> index = hash(</text:span><text:span text:style-name="T98">key</text:span><text:span text:style-name="T87">);</text:span></text:p>
        </text:list-item>
        <text:list-item>
          <text:p text:style-name="P66"><text:span text:style-name="T87"><text:tab/></text:span><text:span text:style-name="T83">if</text:span><text:span text:style-name="T87"> (</text:span><text:span text:style-name="T98">hm</text:span><text:span text:style-name="T87">[index] == </text:span><text:span text:style-name="T90">NULL</text:span><text:span text:style-name="T87">) {</text:span></text:p>
        </text:list-item>
        <text:list-item>
          <text:p text:style-name="P66"><text:span text:style-name="T87"><text:tab/><text:tab/>fprintf(</text:span><text:span text:style-name="T90">stderr</text:span><text:span text:style-name="T87">, </text:span><text:span text:style-name="T101">"Search faillure: element doesn't exist.\n"</text:span><text:span text:style-name="T87">);</text:span></text:p>
        </text:list-item>
        <text:list-item>
          <text:p text:style-name="P66"><text:span text:style-name="T87"><text:tab/><text:tab/></text:span><text:span text:style-name="T83">return</text:span><text:span text:style-name="T87"> </text:span><text:span text:style-name="T90">NULL</text:span><text:span text:style-name="T87">;</text:span></text:p>
        </text:list-item>
        <text:list-item>
          <text:p text:style-name="P66"><text:tab/>}</text:p>
        </text:list-item>
        <text:list-item>
          <text:p text:style-name="P66"><text:span text:style-name="T87"><text:tab/></text:span><text:span text:style-name="T93">node</text:span><text:span text:style-name="T87">* current = </text:span><text:span text:style-name="T98">hm</text:span><text:span text:style-name="T87">[index];</text:span></text:p>
        </text:list-item>
        <text:list-item>
          <text:p text:style-name="P66"><text:span text:style-name="T87"><text:tab/></text:span><text:span text:style-name="T83">while</text:span><text:span text:style-name="T87"> (current != </text:span><text:span text:style-name="T90">NULL</text:span><text:span text:style-name="T87">) {</text:span></text:p>
        </text:list-item>
        <text:list-item>
          <text:p text:style-name="P66"><text:span text:style-name="T87"><text:tab/></text:span><text:span text:style-name="T83">if</text:span><text:span text:style-name="T87"> (strcmp(current-&gt;key, </text:span><text:span text:style-name="T98">key</text:span><text:span text:style-name="T87">) == 0 &amp;&amp; strcmp(current-&gt;value, </text:span><text:span text:style-name="T98">value</text:span><text:span text:style-name="T87">) == 0)</text:span></text:p>
        </text:list-item>
        <text:list-item>
          <text:p text:style-name="P66"><text:span text:style-name="T87"><text:tab/><text:tab/></text:span><text:span text:style-name="T83">return</text:span><text:span text:style-name="T87"> current;</text:span></text:p>
        </text:list-item>
        <text:list-item>
          <text:p text:style-name="P66"><text:span text:style-name="T87"><text:tab/></text:span><text:span text:style-name="T83">else</text:span></text:p>
        </text:list-item>
        <text:list-item>
          <text:p text:style-name="P66"><text:tab/><text:tab/>current = current-&gt;next;</text:p>
        </text:list-item>
        <text:list-item>
          <text:p text:style-name="P66"><text:tab/>}</text:p>
        </text:list-item>
        <text:list-item>
          <text:p text:style-name="P66">}</text:p>
        </text:list-item>
      </text:list>
      <text:p text:style-name="P48"><text:span text:style-name="T56"/></text:p>
      <text:p text:style-name="P56"><text:span text:style-name="T56">Если же </text:span><text:span text:style-name="T15">mode = 0, </text:span><text:span text:style-name="T56">то осуществляется поиск одного из входящих значений, при чем поиск ведется по всем ненулевым эл-там таблицы. </text:span><text:span text:style-name="T57">Функция возвращает адрес первого такого элемента.</text:span></text:p>
      <text:list xml:id="list673865952" text:style-name="L4">
        <text:list-item>
          <text:p text:style-name="P65"><text:span text:style-name="T82">if</text:span><text:span text:style-name="T87"> (</text:span><text:span text:style-name="T98">mode</text:span><text:span text:style-name="T87"> == 0) {</text:span></text:p>
        </text:list-item>
        <text:list-item>
          <text:p text:style-name="P65"><text:span text:style-name="T87"><text:tab/><text:tab/></text:span><text:span text:style-name="T93">node</text:span><text:span text:style-name="T87">* current;</text:span></text:p>
        </text:list-item>
        <text:list-item>
          <text:p text:style-name="P65"><text:span text:style-name="T87"><text:tab/><text:tab/></text:span><text:span text:style-name="T83">unsigned</text:span><text:span text:style-name="T87"> index = 0;</text:span></text:p>
        </text:list-item>
        <text:list-item>
          <text:p text:style-name="P65"><text:span text:style-name="T87"><text:tab/><text:tab/></text:span></text:p>
        </text:list-item>
        <text:list-item>
          <text:p text:style-name="P65"><text:span text:style-name="T87"><text:tab/><text:tab/></text:span><text:span text:style-name="T83">for</text:span><text:span text:style-name="T87"> (</text:span><text:span text:style-name="T83">unsigned</text:span><text:span text:style-name="T87"> i = 0; i &lt; </text:span><text:span text:style-name="T90">size</text:span><text:span text:style-name="T87">; i++) {</text:span></text:p>
        </text:list-item>
        <text:list-item>
          <text:p text:style-name="P65"><text:span text:style-name="T87"><text:tab/><text:tab/><text:tab/></text:span><text:span text:style-name="T83">if</text:span><text:span text:style-name="T87"> (</text:span><text:span text:style-name="T98">hm</text:span><text:span text:style-name="T87">[i] != </text:span><text:span text:style-name="T90">NULL</text:span><text:span text:style-name="T87">) {</text:span></text:p>
        </text:list-item>
        <text:list-item>
          <text:p text:style-name="P65"><text:tab/><text:tab/><text:tab/><text:tab/>index = i;</text:p>
        </text:list-item>
        <text:list-item>
          <text:p text:style-name="P65"><text:span text:style-name="T87"><text:tab/><text:tab/><text:tab/><text:tab/></text:span><text:span text:style-name="T83">break</text:span><text:span text:style-name="T87">;</text:span></text:p>
        </text:list-item>
        <text:list-item>
          <text:p text:style-name="P65"><text:tab/><text:tab/><text:tab/>}</text:p>
        </text:list-item>
        <text:list-item>
          <text:p text:style-name="P65"><text:span text:style-name="T87"><text:tab/><text:tab/><text:tab/></text:span><text:span text:style-name="T83">if</text:span><text:span text:style-name="T87"> (i == </text:span><text:span text:style-name="T90">size</text:span><text:span text:style-name="T87"> - 1) {</text:span></text:p>
        </text:list-item>
        <text:list-item>
          <text:p text:style-name="P65"><text:span text:style-name="T87"><text:tab/><text:tab/><text:tab/><text:tab/>fprintf(</text:span><text:span text:style-name="T90">stderr</text:span><text:span text:style-name="T87">, </text:span><text:span text:style-name="T101">"Search faillure: hash-map is empty.\n"</text:span><text:span text:style-name="T87">);</text:span></text:p>
        </text:list-item>
        <text:list-item>
          <text:p text:style-name="P65"><text:span text:style-name="T87"><text:tab/><text:tab/><text:tab/><text:tab/></text:span><text:span text:style-name="T83">return</text:span><text:span text:style-name="T87"> </text:span><text:span text:style-name="T90">NULL</text:span><text:span text:style-name="T87">;</text:span></text:p>
        </text:list-item>
        <text:list-item>
          <text:p text:style-name="P65"><text:tab/><text:tab/><text:tab/>}</text:p>
        </text:list-item>
        <text:list-item>
          <text:p text:style-name="P65"><text:tab/><text:tab/>}</text:p>
        </text:list-item>
        <text:list-item>
          <text:p text:style-name="P65"><text:span text:style-name="T87"><text:tab/><text:tab/></text:span></text:p>
        </text:list-item>
        <text:list-item>
          <text:p text:style-name="P65"><text:span text:style-name="T87"><text:tab/><text:tab/></text:span><text:span text:style-name="T83">for</text:span><text:span text:style-name="T87"> (index; index &lt; </text:span><text:span text:style-name="T90">size</text:span><text:span text:style-name="T87">; index++) {</text:span></text:p>
        </text:list-item>
        <text:list-item>
          <text:p text:style-name="P65"><text:span text:style-name="T87"><text:tab/><text:tab/><text:tab/>current = </text:span><text:span text:style-name="T98">hm</text:span><text:span text:style-name="T87">[index];</text:span></text:p>
        </text:list-item>
        <text:list-item>
          <text:p text:style-name="P65"><text:span text:style-name="T87"><text:tab/><text:tab/><text:tab/></text:span><text:span text:style-name="T83">if</text:span><text:span text:style-name="T87"> (current != </text:span><text:span text:style-name="T90">NULL</text:span><text:span text:style-name="T87">) {</text:span></text:p>
        </text:list-item>
        <text:list-item>
          <text:p text:style-name="P65"><text:span text:style-name="T87"><text:tab/><text:tab/><text:tab/><text:tab/></text:span><text:span text:style-name="T83">if</text:span><text:span text:style-name="T87"> (strcmp(current-&gt;key, </text:span><text:span text:style-name="T98">key</text:span><text:span text:style-name="T87">) == 0 || strcmp(current-&gt;value, </text:span><text:span text:style-name="T98">value</text:span><text:span text:style-name="T87">) == 0)</text:span></text:p>
        </text:list-item>
        <text:list-item>
          <text:p text:style-name="P65"><text:span text:style-name="T87"><text:tab/><text:tab/><text:tab/><text:tab/><text:tab/></text:span><text:span text:style-name="T83">return</text:span><text:span text:style-name="T87"> current;</text:span></text:p>
        </text:list-item>
        <text:list-item>
          <text:p text:style-name="P65"><text:span text:style-name="T87"><text:tab/><text:tab/><text:tab/><text:tab/></text:span><text:span text:style-name="T83">else</text:span></text:p>
        </text:list-item>
        <text:list-item>
          <text:p text:style-name="P65"><text:tab/><text:tab/><text:tab/><text:tab/><text:tab/>current = current-&gt;next;</text:p>
        </text:list-item>
        <text:list-item>
          <text:p text:style-name="P65"><text:tab/><text:tab/><text:tab/>}</text:p>
        </text:list-item>
        <text:list-item>
          <text:p text:style-name="P65"><text:span text:style-name="T87"><text:tab/><text:tab/><text:tab/></text:span><text:span text:style-name="T83">if</text:span><text:span text:style-name="T87"> (index == </text:span><text:span text:style-name="T90">size</text:span><text:span text:style-name="T87"> - 1) {</text:span></text:p>
        </text:list-item>
        <text:list-item>
          <text:p text:style-name="P65"><text:span text:style-name="T87"><text:tab/><text:tab/><text:tab/><text:tab/>fprintf(</text:span><text:span text:style-name="T90">stderr</text:span><text:span text:style-name="T87">, </text:span><text:span text:style-name="T101">"Search faillure: such key and value do not exist.\n"</text:span><text:span text:style-name="T87">);</text:span></text:p>
        </text:list-item>
        <text:list-item>
          <text:p text:style-name="P65"><text:span text:style-name="T87"><text:tab/><text:tab/><text:tab/><text:tab/></text:span><text:span text:style-name="T83">return</text:span><text:span text:style-name="T87"> </text:span><text:span text:style-name="T90">NULL</text:span><text:span text:style-name="T87">;</text:span></text:p>
        </text:list-item>
        <text:list-item>
          <text:p text:style-name="P65"><text:tab/><text:tab/><text:tab/>}</text:p>
        </text:list-item>
        <text:list-item>
          <text:p text:style-name="P65"><text:tab/><text:tab/>}</text:p>
        </text:list-item>
        <text:list-item>
          <text:p text:style-name="P65"><text:tab/>}</text:p>
        </text:list-item>
        <text:list-item>
          <text:p text:style-name="P65"><text:span text:style-name="T87"><text:tab/>fprintf(</text:span><text:span text:style-name="T90">stderr</text:span><text:span text:style-name="T87">, </text:span><text:span text:style-name="T101">"Search faillure: element doesn't exist.\n"</text:span><text:span text:style-name="T87">);</text:span></text:p>
        </text:list-item>
        <text:list-item>
          <text:p text:style-name="P65"><text:span text:style-name="T87"><text:tab/></text:span><text:span text:style-name="T83">return</text:span><text:span text:style-name="T87"> </text:span><text:span text:style-name="T90">NULL</text:span><text:span text:style-name="T87">;</text:span></text:p>
        </text:list-item>
      </text:list>
      <text:p text:style-name="P49"><text:span text:style-name="T58">Сначала функция </text:span><text:span text:style-name="T57">ищ</text:span><text:span text:style-name="T58">ет</text:span><text:span text:style-name="T57"> индекс первого ненулевого эл-та </text:span><text:span text:style-name="T58">(строки 5-14)</text:span><text:span text:style-name="T57">, а затем проход</text:span><text:span text:style-name="T58">и</text:span><text:span text:style-name="T57">т по всем </text:span><text:span text:style-name="T58">ненулевым </text:span><text:span text:style-name="T57">значениям </text:span><text:span text:style-name="T58">и возвращает первое попавшееся соответсвие (</text:span><text:span text:style-name="T57">строки 16-</text:span><text:span text:style-name="T29">29</text:span><text:span text:style-name="T58">).</text:span></text:p>
      <text:list xml:id="list200806839309465" text:continue-list="list200807979669895" text:style-name="L1">
        <text:list-item>
          <text:p text:style-name="P39">Реализуем функцию удаления эл-та.</text:p>
        </text:list-item>
      </text:list>
      <text:list xml:id="list1430354495" text:style-name="L5">
        <text:list-item>
          <text:p text:style-name="P61"><text:span text:style-name="T83">int</text:span><text:span text:style-name="T87"> hm_delete(</text:span><text:span text:style-name="T83">char</text:span><text:span text:style-name="T87">* </text:span><text:span text:style-name="T98">key</text:span><text:span text:style-name="T87">, </text:span><text:span text:style-name="T83">char</text:span><text:span text:style-name="T87">* </text:span><text:span text:style-name="T98">value</text:span><text:span text:style-name="T87">, </text:span><text:span text:style-name="T93">node</text:span><text:span text:style-name="T87">* </text:span><text:span text:style-name="T98">hm</text:span><text:span text:style-name="T87">[]) {</text:span></text:p>
        </text:list-item>
        <text:list-item>
          <text:p text:style-name="P61"><text:span text:style-name="T87"><text:tab/></text:span><text:span text:style-name="T83">unsigned</text:span><text:span text:style-name="T87"> index = hash(</text:span><text:span text:style-name="T98">key</text:span><text:span text:style-name="T87">);</text:span></text:p>
        </text:list-item>
        <text:list-item>
          <text:p text:style-name="P61"/>
        </text:list-item>
        <text:list-item>
          <text:p text:style-name="P61"><text:span text:style-name="T87"><text:tab/></text:span><text:span text:style-name="T83">if</text:span><text:span text:style-name="T87"> (</text:span><text:span text:style-name="T98">hm</text:span><text:span text:style-name="T87">[index] == </text:span><text:span text:style-name="T90">NULL</text:span><text:span text:style-name="T87">) {</text:span></text:p>
        </text:list-item>
        <text:list-item>
          <text:p text:style-name="P61"><text:span text:style-name="T87"><text:tab/><text:tab/>fprintf(</text:span><text:span text:style-name="T90">stderr</text:span><text:span text:style-name="T87">, </text:span><text:span text:style-name="T101">"Delete faillure: element doesn't exist.\n"</text:span><text:span text:style-name="T87">);</text:span></text:p>
        </text:list-item>
        <text:list-item>
          <text:p text:style-name="P61"><text:span text:style-name="T87"><text:tab/><text:tab/></text:span><text:span text:style-name="T83">return</text:span><text:span text:style-name="T87"> 1;</text:span></text:p>
        </text:list-item>
        <text:list-item>
          <text:p text:style-name="P61"><text:tab/>}</text:p>
        </text:list-item>
        <text:list-item>
          <text:p text:style-name="P61"/>
        </text:list-item>
        <text:list-item>
          <text:p text:style-name="P61"><text:span text:style-name="T87"><text:tab/></text:span><text:span text:style-name="T93">node</text:span><text:span text:style-name="T87">* temp = </text:span><text:span text:style-name="T90">NULL</text:span><text:span text:style-name="T87">;</text:span></text:p>
        </text:list-item>
        <text:list-item>
          <text:p text:style-name="P61"><text:span text:style-name="T87"><text:tab/></text:span><text:span text:style-name="T93">node</text:span><text:span text:style-name="T87">* current = </text:span><text:span text:style-name="T98">hm</text:span><text:span text:style-name="T87">[index];</text:span></text:p>
        </text:list-item>
        <text:list-item>
          <text:p text:style-name="P61"><text:span text:style-name="T87"><text:tab/></text:span><text:span text:style-name="T83">while</text:span><text:span text:style-name="T87"> (current != </text:span><text:span text:style-name="T90">NULL</text:span><text:span text:style-name="T87">) {</text:span></text:p>
        </text:list-item>
        <text:list-item>
          <text:p text:style-name="P61"><text:span text:style-name="T87"><text:tab/><text:tab/></text:span><text:span text:style-name="T83">if</text:span><text:span text:style-name="T87"> (strcmp(current-&gt;key, </text:span><text:span text:style-name="T98">key</text:span><text:span text:style-name="T87">) == 0 &amp;&amp; strcmp(current-&gt;value, </text:span><text:span text:style-name="T98">value</text:span><text:span text:style-name="T87">) == 0) {</text:span></text:p>
        </text:list-item>
        <text:list-item>
          <text:p text:style-name="P61"><text:span text:style-name="T87"><text:tab/><text:tab/><text:tab/></text:span><text:span text:style-name="T83">if</text:span><text:span text:style-name="T87"> (temp == </text:span><text:span text:style-name="T90">NULL</text:span><text:span text:style-name="T87">) {</text:span></text:p>
        </text:list-item>
        <text:list-item>
          <text:p text:style-name="P61"><text:soft-page-break/><text:span text:style-name="T87"><text:tab/><text:tab/><text:tab/><text:tab/></text:span><text:span text:style-name="T98">hm</text:span><text:span text:style-name="T87">[index] = current-&gt;next;</text:span></text:p>
        </text:list-item>
        <text:list-item>
          <text:p text:style-name="P61"><text:tab/><text:tab/><text:tab/>}</text:p>
        </text:list-item>
        <text:list-item>
          <text:p text:style-name="P61"><text:span text:style-name="T87"><text:tab/><text:tab/><text:tab/></text:span><text:span text:style-name="T83">else</text:span><text:span text:style-name="T87"> {</text:span></text:p>
        </text:list-item>
        <text:list-item>
          <text:p text:style-name="P61"><text:tab/><text:tab/><text:tab/><text:tab/>temp-&gt;next = current-&gt;next;</text:p>
        </text:list-item>
        <text:list-item>
          <text:p text:style-name="P61"><text:tab/><text:tab/><text:tab/>}</text:p>
        </text:list-item>
        <text:list-item>
          <text:p text:style-name="P61"><text:tab/><text:tab/><text:tab/>free(current);</text:p>
        </text:list-item>
        <text:list-item>
          <text:p text:style-name="P61"><text:span text:style-name="T87"><text:tab/><text:tab/><text:tab/></text:span><text:span text:style-name="T83">return</text:span><text:span text:style-name="T87"> 0;</text:span></text:p>
        </text:list-item>
        <text:list-item>
          <text:p text:style-name="P61"><text:tab/><text:tab/>}</text:p>
        </text:list-item>
        <text:list-item>
          <text:p text:style-name="P61"><text:span text:style-name="T87"><text:tab/><text:tab/></text:span><text:span text:style-name="T83">else</text:span><text:span text:style-name="T87"> {</text:span></text:p>
        </text:list-item>
        <text:list-item>
          <text:p text:style-name="P61"><text:tab/><text:tab/><text:tab/>temp = current;</text:p>
        </text:list-item>
        <text:list-item>
          <text:p text:style-name="P61"><text:tab/><text:tab/><text:tab/>current = current-&gt;next;</text:p>
        </text:list-item>
        <text:list-item>
          <text:p text:style-name="P61"><text:tab/><text:tab/>}</text:p>
        </text:list-item>
        <text:list-item>
          <text:p text:style-name="P61"><text:tab/>};</text:p>
        </text:list-item>
        <text:list-item>
          <text:p text:style-name="P61"><text:span text:style-name="T87"><text:tab/>fprintf(</text:span><text:span text:style-name="T90">stderr</text:span><text:span text:style-name="T87">, </text:span><text:span text:style-name="T101">"Delete faillure: element doesn't exist.\n"</text:span><text:span text:style-name="T87">);</text:span></text:p>
        </text:list-item>
        <text:list-item>
          <text:p text:style-name="P61"><text:span text:style-name="T87"><text:tab/></text:span><text:span text:style-name="T83">return</text:span><text:span text:style-name="T87"> 1;</text:span></text:p>
        </text:list-item>
        <text:list-item>
          <text:p text:style-name="P61">}</text:p>
        </text:list-item>
      </text:list>
      <text:p text:style-name="P40">Данная функция проходит по списку элементов, и если удаляемый эл-т — первый, то ссылкой на список элементов в массиве становится следующий эл-т (или <text:span text:style-name="T9">NULL</text:span>). Если же удаляемый эл-т не первый в списке, то ссылка на следующий эл-т записывается в ссылку на следующий эл-т предыдущего, а сам эл-т удаляется процедурой <text:span text:style-name="T10">free()</text:span><text:span text:style-name="T9">.</text:span></text:p>
      <text:list xml:id="list200807682793164" text:continue-list="list200806839309465" text:style-name="L1">
        <text:list-item>
          <text:p text:style-name="P41">Реализуем <text:span text:style-name="T37"><text:s/></text:span>процедуру вывода <text:span text:style-name="T9">hash-map.</text:span></text:p>
        </text:list-item>
      </text:list>
      <text:p text:style-name="P59"><text:span text:style-name="T84">void</text:span><text:span text:style-name="T87"> hm_print(</text:span><text:span text:style-name="T93">node</text:span><text:span text:style-name="T87">* </text:span><text:span text:style-name="T98">hm</text:span><text:span text:style-name="T87">[]) {</text:span></text:p>
      <text:p text:style-name="P59"><text:span text:style-name="T87"><text:tab/>printf(</text:span><text:span text:style-name="T90">infomessage</text:span><text:span text:style-name="T87">);</text:span></text:p>
      <text:p text:style-name="P59"><text:span text:style-name="T87"><text:tab/></text:span><text:span text:style-name="T93">node</text:span><text:span text:style-name="T87">* link;</text:span></text:p>
      <text:p text:style-name="P59"><text:span text:style-name="T87"><text:tab/></text:span><text:span text:style-name="T83">for</text:span><text:span text:style-name="T87"> (</text:span><text:span text:style-name="T83">unsigned</text:span><text:span text:style-name="T87"> i = 0; i &lt; </text:span><text:span text:style-name="T90">size</text:span><text:span text:style-name="T87">; i++) {</text:span></text:p>
      <text:p text:style-name="P59"><text:span text:style-name="T87"><text:tab/><text:tab/>link = </text:span><text:span text:style-name="T98">hm</text:span><text:span text:style-name="T87">[i];</text:span></text:p>
      <text:p text:style-name="P59"><text:span text:style-name="T87"><text:tab/><text:tab/></text:span><text:span text:style-name="T83">if</text:span><text:span text:style-name="T87"> (link != </text:span><text:span text:style-name="T90">NULL</text:span><text:span text:style-name="T87">)</text:span></text:p>
      <text:p text:style-name="P59"><text:span text:style-name="T87"><text:tab/><text:tab/><text:tab/></text:span><text:span text:style-name="T83">do</text:span><text:span text:style-name="T87"> {</text:span></text:p>
      <text:p text:style-name="P59"><text:span text:style-name="T87"><text:tab/><text:tab/><text:tab/>printf(</text:span><text:span text:style-name="T101">"%s : %s\n"</text:span><text:span text:style-name="T87">, link-&gt;key, link-&gt;value);</text:span></text:p>
      <text:p text:style-name="P59"><text:tab/><text:tab/><text:tab/>link = link-&gt;next;</text:p>
      <text:p text:style-name="P59"><text:span text:style-name="T87"><text:tab/><text:tab/><text:tab/>} </text:span><text:span text:style-name="T83">while</text:span><text:span text:style-name="T87"> (link != </text:span><text:span text:style-name="T90">NULL</text:span><text:span text:style-name="T87">);</text:span></text:p>
      <text:p text:style-name="P59"><text:tab/>}</text:p>
      <text:p text:style-name="P59"><text:span text:style-name="T87"><text:tab/></text:span><text:span text:style-name="T83">return</text:span><text:span text:style-name="T87">;</text:span></text:p>
      <text:p text:style-name="P59">}</text:p>
      <text:list xml:id="list200806867218584" text:continue-numbering="true" text:style-name="L1">
        <text:list-item>
          <text:p text:style-name="P42">После того, как реализован набор всех необходимых функций, в файле<text:span text:style-name="T9"> main.c </text:span>можно составить <text:span text:style-name="T10">unit test</text:span><text:span text:style-name="T9"> </text:span>для их проверки.</text:p>
        </text:list-item>
      </text:list>
      <text:p text:style-name="P59"><text:span text:style-name="T83">int</text:span><text:span text:style-name="T87"> test() {</text:span></text:p>
      <text:p text:style-name="P59"><text:tab/></text:p>
      <text:p text:style-name="P59"><text:span text:style-name="T87"><text:tab/></text:span><text:span text:style-name="T93">node</text:span><text:span text:style-name="T87">* dict = hm_init();</text:span></text:p>
      <text:p text:style-name="P59"><text:span text:style-name="T87"><text:tab/></text:span><text:span text:style-name="T83">if</text:span><text:span text:style-name="T87"> (dict == </text:span><text:span text:style-name="T90">NULL</text:span><text:span text:style-name="T87">)</text:span></text:p>
      <text:p text:style-name="P59"><text:span text:style-name="T87"><text:tab/><text:tab/></text:span><text:span text:style-name="T83">return</text:span><text:span text:style-name="T87"> 1;</text:span></text:p>
      <text:p text:style-name="P59"><text:span text:style-name="T87"><text:tab/>hm_add(</text:span><text:span text:style-name="T101">"ru"</text:span><text:span text:style-name="T87">, </text:span><text:span text:style-name="T101">"Russia"</text:span><text:span text:style-name="T87">, dict);</text:span></text:p>
      <text:p text:style-name="P59"><text:span text:style-name="T87"><text:tab/>hm_add(</text:span><text:span text:style-name="T101">"sh"</text:span><text:span text:style-name="T87">, </text:span><text:span text:style-name="T101">"Switzerland"</text:span><text:span text:style-name="T87">, dict);</text:span></text:p>
      <text:p text:style-name="P59"><text:span text:style-name="T87"><text:tab/>hm_add(</text:span><text:span text:style-name="T101">"ao"</text:span><text:span text:style-name="T87">, </text:span><text:span text:style-name="T101">"Angola"</text:span><text:span text:style-name="T87">, dict);</text:span></text:p>
      <text:p text:style-name="P59"><text:span text:style-name="T87"><text:tab/></text:span><text:span text:style-name="T83">if</text:span><text:span text:style-name="T87"> (hm_search(</text:span><text:span text:style-name="T101">"ru"</text:span><text:span text:style-name="T87">, </text:span><text:span text:style-name="T101">"Russia"</text:span><text:span text:style-name="T87">, dict, </text:span><text:span text:style-name="T88">1</text:span><text:span text:style-name="T87">) == </text:span><text:span text:style-name="T90">NULL</text:span><text:span text:style-name="T87">)</text:span></text:p>
      <text:p text:style-name="P59"><text:span text:style-name="T87"><text:tab/><text:tab/></text:span><text:span text:style-name="T83">return</text:span><text:span text:style-name="T87"> 2;</text:span></text:p>
      <text:p text:style-name="P59"><text:span text:style-name="T87"><text:tab/>hm_delete(</text:span><text:span text:style-name="T101">"ru"</text:span><text:span text:style-name="T87">, </text:span><text:span text:style-name="T101">"Russia"</text:span><text:span text:style-name="T87">, dict);</text:span></text:p>
      <text:p text:style-name="P59"><text:span text:style-name="T87"><text:tab/></text:span><text:span text:style-name="T83">if</text:span><text:span text:style-name="T87"> (hm_search(</text:span><text:span text:style-name="T101">"ru"</text:span><text:span text:style-name="T87">, </text:span><text:span text:style-name="T101">"Russia"</text:span><text:span text:style-name="T87">, dict, 1) != </text:span><text:span text:style-name="T90">NULL</text:span><text:span text:style-name="T87">)</text:span></text:p>
      <text:p text:style-name="P59"><text:span text:style-name="T87"><text:tab/><text:tab/></text:span><text:span text:style-name="T83">return</text:span><text:span text:style-name="T87"> 3;</text:span></text:p>
      <text:p text:style-name="P59"/>
      <text:p text:style-name="P59"><text:span text:style-name="T87"><text:tab/></text:span><text:span text:style-name="T83">return</text:span><text:span text:style-name="T87"> 0;</text:span></text:p>
      <text:p text:style-name="P59">}</text:p>
      <text:p text:style-name="P50"><text:span text:style-name="T59">Данная функция проверяет работоспосбность АТД. </text:span><text:span text:style-name="T60">При несоответсвии ожидаемого результата выполнения с действительным будет возвращено определенное значение, указывающее на </text:span><text:span text:style-name="T61">функцию с ошибкой</text:span><text:span text:style-name="T60">.</text:span></text:p>
      <text:list xml:id="list200806794298332" text:continue-numbering="true" text:style-name="L1">
        <text:list-item>
          <text:p text:style-name="P29"><text:soft-page-break/><text:span text:style-name="T62">Теперь напишем функцию </text:span><text:span text:style-name="T62">чтени</text:span><text:span text:style-name="T30">я </text:span><text:span text:style-name="T62">файла</text:span><text:span text:style-name="T62">. Перед началом стоит следует уточнить формат записи в файл для данного типа данных. Чтобы корректно работать с хэш-таблицей, файл должен иметь следующей формат записи:</text:span></text:p>
          <text:list>
            <text:list-item>
              <text:p text:style-name="P58">key[1]:value[1]\n</text:p>
            </text:list-item>
            <text:list-item>
              <text:p text:style-name="P57">key[2]:value[2]\n</text:p>
            </text:list-item>
            <text:list-item>
              <text:p text:style-name="P57">…</text:p>
            </text:list-item>
            <text:list-item>
              <text:p text:style-name="P57">key[n]:value[n]\n</text:p>
            </text:list-item>
            <text:list-item>
              <text:p text:style-name="P64"/>
            </text:list-item>
          </text:list>
        </text:list-item>
      </text:list>
      <text:p text:style-name="P51"><text:span text:style-name="T72">Реализуем функцию чтения, которая получает на вход путь к файлу, а на выход выдает указатель на созданную </text:span><text:span text:style-name="T38">hash-map</text:span><text:span text:style-name="T72">.</text:span></text:p>
      <text:list xml:id="list1876897449" text:style-name="L6">
        <text:list-item>
          <text:p text:style-name="P62"><text:span text:style-name="T95">node</text:span><text:span text:style-name="T87">* hm_read_from_file(</text:span><text:span text:style-name="T83">char</text:span><text:span text:style-name="T87"> *</text:span><text:span text:style-name="T98">file</text:span><text:span text:style-name="T87">) {</text:span></text:p>
        </text:list-item>
        <text:list-item>
          <text:p text:style-name="P63"><text:span text:style-name="T87"><text:tab/></text:span><text:span text:style-name="T98">#define</text:span><text:span text:style-name="T87"> </text:span><text:span text:style-name="T90">buffsize</text:span><text:span text:style-name="T87"> 128</text:span></text:p>
        </text:list-item>
        <text:list-item>
          <text:p text:style-name="P63"><text:span text:style-name="T87"><text:tab/></text:span><text:span text:style-name="T93">FILE</text:span><text:span text:style-name="T87">* f = fopen(</text:span><text:span text:style-name="T98">file</text:span><text:span text:style-name="T87">, </text:span><text:span text:style-name="T101">"r"</text:span><text:span text:style-name="T87">);</text:span></text:p>
        </text:list-item>
        <text:list-item>
          <text:p text:style-name="P62"><text:span text:style-name="T87"><text:tab/></text:span><text:span text:style-name="T83">char</text:span><text:span text:style-name="T87"> buffer[</text:span><text:span text:style-name="T90">buffsize</text:span><text:span text:style-name="T87">];</text:span></text:p>
        </text:list-item>
        <text:list-item>
          <text:p text:style-name="P62"><text:span text:style-name="T87"><text:tab/></text:span><text:span text:style-name="T83">char</text:span><text:span text:style-name="T87"> temp[</text:span><text:span text:style-name="T90">maxlen</text:span><text:span text:style-name="T87">] = { 0 };</text:span></text:p>
        </text:list-item>
        <text:list-item>
          <text:p text:style-name="P62"><text:span text:style-name="T87"><text:tab/></text:span><text:span text:style-name="T83">char</text:span><text:span text:style-name="T87"> key[</text:span><text:span text:style-name="T90">maxlen</text:span><text:span text:style-name="T87">] = { 0 };</text:span></text:p>
        </text:list-item>
        <text:list-item>
          <text:p text:style-name="P62"><text:span text:style-name="T87"><text:tab/></text:span><text:span text:style-name="T83">char</text:span><text:span text:style-name="T87"> value[</text:span><text:span text:style-name="T90">maxlen</text:span><text:span text:style-name="T87">] = { 0 };</text:span></text:p>
        </text:list-item>
        <text:list-item>
          <text:p text:style-name="P62"><text:span text:style-name="T87"><text:tab/></text:span><text:span text:style-name="T83">unsigned</text:span><text:span text:style-name="T87"> j;</text:span></text:p>
        </text:list-item>
        <text:list-item>
          <text:p text:style-name="P62"><text:span text:style-name="T87"><text:tab/></text:span><text:span text:style-name="T83">enum</text:span><text:span text:style-name="T87"> </text:span><text:span text:style-name="T93">FIELD</text:span><text:span text:style-name="T87"> {</text:span><text:span text:style-name="T104">KEY</text:span><text:span text:style-name="T87">, </text:span><text:span text:style-name="T104">VALUE</text:span><text:span text:style-name="T87">} </text:span><text:span text:style-name="T89">field</text:span><text:span text:style-name="T87">;</text:span></text:p>
        </text:list-item>
        <text:list-item>
          <text:p text:style-name="P62"><text:span text:style-name="T87"><text:tab/></text:span><text:span text:style-name="T93">node</text:span><text:span text:style-name="T87">* hm = hm_init();</text:span></text:p>
        </text:list-item>
        <text:list-item>
          <text:p text:style-name="P62"/>
        </text:list-item>
        <text:list-item>
          <text:p text:style-name="P62"><text:span text:style-name="T87"><text:tab/></text:span><text:span text:style-name="T83">while</text:span><text:span text:style-name="T87"> (!feof(f)) {</text:span></text:p>
        </text:list-item>
        <text:list-item>
          <text:p text:style-name="P62"><text:span text:style-name="T87"><text:tab/><text:tab/>fgets(buffer, </text:span><text:span text:style-name="T90">buffsize</text:span><text:span text:style-name="T87">, f);</text:span></text:p>
        </text:list-item>
        <text:list-item>
          <text:p text:style-name="P62"><text:span text:style-name="T87"><text:tab/><text:tab/></text:span><text:span text:style-name="T83">while</text:span><text:span text:style-name="T87"> (fgets(buffer, </text:span><text:span text:style-name="T90">buffsize</text:span><text:span text:style-name="T87">, f) != </text:span><text:span text:style-name="T90">NULL</text:span><text:span text:style-name="T87">) {</text:span></text:p>
        </text:list-item>
        <text:list-item>
          <text:p text:style-name="P62"><text:tab/><text:tab/><text:tab/>j = 0;</text:p>
        </text:list-item>
        <text:list-item>
          <text:p text:style-name="P62"><text:span text:style-name="T87"><text:tab/><text:tab/><text:tab/>field = </text:span><text:span text:style-name="T104">KEY</text:span><text:span text:style-name="T87">;</text:span></text:p>
        </text:list-item>
        <text:list-item>
          <text:p text:style-name="P62"><text:span text:style-name="T87"><text:tab/><text:tab/><text:tab/></text:span><text:span text:style-name="T83">for</text:span><text:span text:style-name="T87"> (</text:span><text:span text:style-name="T83">unsigned</text:span><text:span text:style-name="T87"> i = 0; buffer[i] != </text:span><text:span text:style-name="T101">'\0'</text:span><text:span text:style-name="T87">; i++) {</text:span></text:p>
        </text:list-item>
        <text:list-item>
          <text:p text:style-name="P62"><text:span text:style-name="T87"><text:tab/><text:tab/><text:tab/></text:span><text:span text:style-name="T83">if</text:span><text:span text:style-name="T87"> ((buffer[i] == </text:span><text:span text:style-name="T101">':'</text:span><text:span text:style-name="T87">) || (buffer[i] == </text:span><text:span text:style-name="T101">'\n'</text:span><text:span text:style-name="T87">)) {</text:span></text:p>
        </text:list-item>
        <text:list-item>
          <text:p text:style-name="P62"><text:span text:style-name="T87"><text:tab/><text:tab/><text:tab/><text:tab/></text:span><text:span text:style-name="T83">switch</text:span><text:span text:style-name="T87"> (field) {</text:span></text:p>
        </text:list-item>
        <text:list-item>
          <text:p text:style-name="P62"><text:span text:style-name="T87"><text:tab/><text:tab/><text:tab/><text:tab/></text:span><text:span text:style-name="T83">case</text:span><text:span text:style-name="T87"> </text:span><text:span text:style-name="T104">KEY</text:span><text:span text:style-name="T87">:</text:span></text:p>
        </text:list-item>
        <text:list-item>
          <text:p text:style-name="P62"><text:span text:style-name="T87"><text:tab/><text:tab/><text:tab/><text:tab/><text:tab/></text:span><text:span text:style-name="T83">for</text:span><text:span text:style-name="T87"> (</text:span><text:span text:style-name="T83">unsigned</text:span><text:span text:style-name="T87"> k = 0; temp[k] &gt; 0; k++)</text:span></text:p>
        </text:list-item>
        <text:list-item>
          <text:p text:style-name="P62"><text:tab/><text:tab/><text:tab/><text:tab/><text:tab/><text:tab/><text:tab/>key[k] = temp[k];</text:p>
        </text:list-item>
        <text:list-item>
          <text:p text:style-name="P62"><text:span text:style-name="T87"><text:tab/><text:tab/><text:tab/><text:tab/><text:tab/><text:tab/></text:span><text:span text:style-name="T83">break</text:span><text:span text:style-name="T87">;</text:span></text:p>
        </text:list-item>
        <text:list-item>
          <text:p text:style-name="P62"><text:span text:style-name="T87"><text:tab/><text:tab/><text:tab/><text:tab/></text:span><text:span text:style-name="T83">case</text:span><text:span text:style-name="T87"> </text:span><text:span text:style-name="T104">VALUE</text:span><text:span text:style-name="T87">:</text:span></text:p>
        </text:list-item>
        <text:list-item>
          <text:p text:style-name="P62"><text:span text:style-name="T87"><text:tab/><text:tab/><text:tab/><text:tab/><text:tab/></text:span><text:span text:style-name="T83">for</text:span><text:span text:style-name="T87"> (</text:span><text:span text:style-name="T83">unsigned</text:span><text:span text:style-name="T87"> k = 0; temp[k] &gt; 0; k++)</text:span></text:p>
        </text:list-item>
        <text:list-item>
          <text:p text:style-name="P62"><text:tab/><text:tab/><text:tab/><text:tab/><text:tab/><text:tab/><text:tab/>value[k] = temp[k];</text:p>
        </text:list-item>
        <text:list-item>
          <text:p text:style-name="P62"><text:span text:style-name="T87"><text:tab/><text:tab/><text:tab/><text:tab/><text:tab/><text:tab/></text:span><text:span text:style-name="T83">break</text:span><text:span text:style-name="T87">;</text:span></text:p>
        </text:list-item>
        <text:list-item>
          <text:p text:style-name="P62"><text:tab/><text:tab/><text:tab/><text:tab/><text:tab/>}</text:p>
        </text:list-item>
        <text:list-item>
          <text:p text:style-name="P62"><text:tab/><text:tab/><text:tab/><text:tab/><text:tab/>field = field ^ 1;</text:p>
        </text:list-item>
        <text:list-item>
          <text:p text:style-name="P62"><text:tab/><text:tab/><text:tab/><text:tab/><text:tab/>j = 0;</text:p>
        </text:list-item>
        <text:list-item>
          <text:p text:style-name="P62"><text:span text:style-name="T87"><text:tab/><text:tab/><text:tab/><text:tab/><text:tab/>memset(temp, 0, </text:span><text:span text:style-name="T90">maxlen</text:span><text:span text:style-name="T87"> * </text:span><text:span text:style-name="T83">sizeof</text:span><text:span text:style-name="T87">(</text:span><text:span text:style-name="T83">char</text:span><text:span text:style-name="T87">));</text:span></text:p>
        </text:list-item>
        <text:list-item>
          <text:p text:style-name="P62"><text:tab/><text:tab/><text:tab/><text:tab/>}</text:p>
        </text:list-item>
        <text:list-item>
          <text:p text:style-name="P62"><text:span text:style-name="T87"><text:tab/><text:tab/><text:tab/></text:span><text:span text:style-name="T83">else</text:span><text:span text:style-name="T87"> {</text:span></text:p>
        </text:list-item>
        <text:list-item>
          <text:p text:style-name="P62"><text:tab/><text:tab/><text:tab/><text:tab/>temp[j] = buffer[i];</text:p>
        </text:list-item>
        <text:list-item>
          <text:p text:style-name="P62"><text:tab/><text:tab/><text:tab/><text:tab/>j++;</text:p>
        </text:list-item>
        <text:list-item>
          <text:p text:style-name="P62"><text:tab/><text:tab/><text:tab/>}</text:p>
        </text:list-item>
        <text:list-item>
          <text:p text:style-name="P62"><text:tab/><text:tab/>}</text:p>
        </text:list-item>
        <text:list-item>
          <text:p text:style-name="P62"><text:tab/><text:tab/>hm_add(key, value, hm);</text:p>
        </text:list-item>
        <text:list-item>
          <text:p text:style-name="P62"><text:span text:style-name="T87"><text:tab/><text:tab/>memset(key, 0, </text:span><text:span text:style-name="T90">maxlen</text:span><text:span text:style-name="T87"> * </text:span><text:span text:style-name="T83">sizeof</text:span><text:span text:style-name="T87">(</text:span><text:span text:style-name="T83">char</text:span><text:span text:style-name="T87">));</text:span></text:p>
        </text:list-item>
        <text:list-item>
          <text:p text:style-name="P62"><text:span text:style-name="T87"><text:tab/><text:tab/>memset(value, 0, </text:span><text:span text:style-name="T90">maxlen</text:span><text:span text:style-name="T87"> * </text:span><text:span text:style-name="T83">sizeof</text:span><text:span text:style-name="T87">(</text:span><text:span text:style-name="T83">char</text:span><text:span text:style-name="T87">));</text:span></text:p>
        </text:list-item>
        <text:list-item>
          <text:p text:style-name="P62"><text:tab/>}</text:p>
        </text:list-item>
        <text:list-item>
          <text:p text:style-name="P62">}</text:p>
        </text:list-item>
        <text:list-item>
          <text:p text:style-name="P62"><text:span text:style-name="T83">return</text:span><text:span text:style-name="T87"> hm;</text:span></text:p>
        </text:list-item>
        <text:list-item>
          <text:p text:style-name="P62">}</text:p>
        </text:list-item>
      </text:list>
      <text:p text:style-name="P52"><text:soft-page-break/><text:span text:style-name="T63">Строка 3 — открытие файла на чтение; строка 4 — буферная строка для считывания; строки 5-7 — строки для записи значений; строка 9 — </text:span><text:span text:style-name="T64">перменная, определяющая поле элемента; строка 10 — инициализация хэш-таблицы.</text:span></text:p>
      <text:p text:style-name="P53"><text:span text:style-name="T64">О</text:span><text:span text:style-name="T67">сновной цикл </text:span><text:span text:style-name="T32">while </text:span><text:span text:style-name="T67">(строка 12) читает файл до достижения конца файла. На строке 13 происходит считывание информационной строки (формат записи). </text:span><text:span text:style-name="T65">Цикл </text:span><text:span text:style-name="T31">while </text:span><text:span text:style-name="T65">на строке 14 </text:span><text:span text:style-name="T66">построчно </text:span><text:span text:style-name="T65">считывает </text:span><text:span text:style-name="T66">значения</text:span><text:span text:style-name="T65"> в буфер. </text:span><text:span text:style-name="T66">Из буфера значения посимвольно заносятся в переменную </text:span><text:span text:style-name="T16">temp</text:span><text:span text:style-name="T33">, </text:span><text:span text:style-name="T66">которая в зависимости от поля (строки 19-28) копируется </text:span><text:span text:style-name="T68">либо в </text:span><text:span text:style-name="T34">key, </text:span><text:span text:style-name="T68">либо в </text:span><text:span text:style-name="T34">value. </text:span><text:span text:style-name="T69">На строке 29 поле меняется с помощью операции </text:span><text:span text:style-name="T35">xor, </text:span><text:span text:style-name="T69">так как перечисление </text:span><text:span text:style-name="T17">FIELD </text:span><text:span text:style-name="T69">бинарно. На строках 39-40 происходит обнуление промежуточных переменных.</text:span></text:p>
      <text:list xml:id="list200808328717642" text:continue-list="list200806794298332" text:style-name="L1">
        <text:list-item>
          <text:p text:style-name="P30"><text:span text:style-name="T70">В</text:span><text:span text:style-name="T71"> функции </text:span><text:span text:style-name="T36">main() </text:span><text:span text:style-name="T71">тестируется считывание </text:span><text:span text:style-name="T36">hash-map </text:span><text:span text:style-name="T71">из файла </text:span><text:span text:style-name="T18">values.txt</text:span><text:span text:style-name="T36"> </text:span><text:span text:style-name="T71">и прогон </text:span><text:span text:style-name="T36">unit test-</text:span><text:span text:style-name="T71">а.</text:span></text:p>
        </text:list-item>
      </text:list>
      <text:p text:style-name="P59"><text:span text:style-name="T80">int</text:span><text:span text:style-name="T87"> main(</text:span><text:span text:style-name="T83">int</text:span><text:span text:style-name="T87"> </text:span><text:span text:style-name="T98">argc</text:span><text:span text:style-name="T87">, </text:span><text:span text:style-name="T83">char</text:span><text:span text:style-name="T87">** </text:span><text:span text:style-name="T98">argv</text:span><text:span text:style-name="T87">) {</text:span></text:p>
      <text:p text:style-name="P59"><text:tab/></text:p>
      <text:p text:style-name="P59"><text:span text:style-name="T87"><text:tab/></text:span><text:span text:style-name="T83">int</text:span><text:span text:style-name="T87"> r = test();</text:span></text:p>
      <text:p text:style-name="P59"/>
      <text:p text:style-name="P59"><text:span text:style-name="T87"><text:tab/></text:span><text:span text:style-name="T93">node</text:span><text:span text:style-name="T87">* dict = hm_read_from_file(</text:span><text:span text:style-name="T101">"values.txt"</text:span><text:span text:style-name="T87">);</text:span></text:p>
      <text:p text:style-name="P59"><text:tab/>hm_print(dict);</text:p>
      <text:p text:style-name="P59"><text:tab/></text:p>
      <text:p text:style-name="P59"><text:span text:style-name="T87"><text:tab/></text:span><text:span text:style-name="T83">return</text:span><text:span text:style-name="T87"> r;</text:span></text:p>
      <text:p text:style-name="P59">}</text:p>
      <text:list xml:id="list200807151945652" text:continue-numbering="true" text:style-name="L1">
        <text:list-header>
          <text:p text:style-name="P54"><text:span text:style-name="T43"/></text:p>
        </text:list-header>
      </text:list>
      <text:h text:style-name="P23" text:outline-level="1"><text:span text:style-name="T5">3</text:span><text:span text:style-name="T4"> </text:span><text:span text:style-name="T2">ВЫВОД</text:span></text:h>
      <text:p text:style-name="P31">По итогу работы я <text:span text:style-name="T108">р</text:span><text:span text:style-name="T107">еализова</text:span><text:span text:style-name="T108">л</text:span><text:span text:style-name="T107"> абстрактный тип данных в виде пользовательского типа данных и набора функций: добавлени</text:span><text:span text:style-name="T109">е</text:span><text:span text:style-name="T107">, поиск, удаление; чтение </text:span><text:span text:style-name="T74">и</text:span><text:span text:style-name="T107"> выгрузку данных из файл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1.499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cm" loext:contextual-spacing="true" fo:line-height="150%" fo:text-align="center" style:justify-single-word="false" fo:orphans="0" fo:widows="0" fo:text-indent="1.251cm" style:auto-text-indent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loext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Код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Courier New" fo:font-family="'Courier New'" style:font-family-generic="modern" style:font-pitch="fixed" fo:font-size="10pt" officeooo:rsid="00219af6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7T14:04:34.773000000</meta:creation-date>
    <dc:date>2022-06-08T20:06:27.176000000</dc:date>
    <meta:editing-duration>PT8H19M38S</meta:editing-duration>
    <meta:editing-cycles>80</meta:editing-cycles>
    <meta:generator>LibreOffice/6.4.3.2$Windows_x86 LibreOffice_project/747b5d0ebf89f41c860ec2a39efd7cb15b54f2d8</meta:generator>
    <meta:document-statistic meta:table-count="3" meta:image-count="0" meta:object-count="0" meta:page-count="9" meta:paragraph-count="275" meta:word-count="1654" meta:character-count="10709" meta:non-whitespace-character-count="9097"/>
  </office:meta>
</office:document-meta>
</file>